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2" svg:font-family="'Source Sans Pro Black'" style:font-adornments="黒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8cm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46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419cm" fo:min-width="15.82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4.187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4.75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0.75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414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4.41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284cm" fo:min-width="0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4.71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6.40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0.43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1.586cm"/>
      <style:paragraph-properties style:writing-mode="lr-tb"/>
    </style:style>
    <style:style style:name="gr15" style:family="graphic" style:parent-style-name="standard">
      <style:graphic-properties draw:stroke="none" draw:fill="none" fo:min-height="9.31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4.416cm"/>
      <style:paragraph-properties style:writing-mode="lr-tb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Alizarin-title">
      <style:graphic-properties fo:min-height="2.251cm"/>
      <style:paragraph-properties style:writing-mode="lr-tb"/>
    </style:style>
    <style:style style:name="pr5" style:family="presentation" style:parent-style-name="Alizarin-outline1">
      <style:graphic-properties fo:min-height="12.754cm"/>
      <style:paragraph-properties style:writing-mode="lr-tb"/>
    </style:style>
    <style:style style:name="pr6" style:family="presentation" style:parent-style-name="Alizarin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0.6cm" style:use-optimal-column-width="false"/>
    </style:style>
    <style:style style:name="co2" style:family="table-column">
      <style:table-column-properties style:column-width="4.496cm" style:use-optimal-column-width="false"/>
    </style:style>
    <style:style style:name="co3" style:family="table-column">
      <style:table-column-properties style:column-width="7.089cm" style:use-optimal-column-width="false"/>
    </style:style>
    <style:style style:name="co4" style:family="table-column">
      <style:table-column-properties style:column-width="12.045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1cm"/>
    </style:style>
    <style:style style:name="ro3" style:family="table-row">
      <style:table-row-properties style:row-height="0.968cm"/>
    </style:style>
    <style:style style:name="ro4" style:family="table-row">
      <style:table-row-properties style:row-height="0.888cm"/>
    </style:style>
    <style:style style:name="ce1" style:family="table-cell">
      <style:paragraph-properties fo:border="0.03pt solid #ffffff"/>
      <style:text-properties fo:font-size="12pt" style:font-size-asian="16pt" style:font-size-complex="16pt"/>
    </style:style>
    <style:style style:name="ce2" style:family="table-cell">
      <style:paragraph-properties fo:border-left="0.03pt solid #ffffff" fo:border-right="none" fo:border-top="0.03pt solid #ffffff" fo:border-bottom="0.03pt solid #ffffff"/>
      <style:text-properties fo:font-size="12pt" style:font-size-asian="16pt" style:font-size-complex="16pt"/>
    </style:style>
    <style:style style:name="ce3" style:family="table-cell">
      <style:paragraph-properties fo:border-left="none" fo:border-right="0.03pt solid #ffffff" fo:border-top="0.03pt solid #ffffff" fo:border-bottom="0.03pt solid #ffffff"/>
      <style:text-properties fo:font-size="12pt" style:font-size-asian="16pt" style:font-size-complex="16pt"/>
    </style:style>
    <style:style style:name="ce4" style:family="table-cell">
      <style:paragraph-properties fo:border-left="none" fo:border-right="0.03pt solid #ffffff" fo:border-top="0.03pt solid #ffffff" fo:border-bottom="0.03pt solid #ffffff"/>
      <style:text-properties fo:font-size="15pt" style:font-size-asian="22pt" style:font-size-complex="22pt"/>
    </style:style>
    <style:style style:name="ce5" style:family="table-cell">
      <style:paragraph-properties fo:border="0.03pt solid #ffffff"/>
      <style:text-properties fo:font-size="15pt" style:font-size-asian="22pt" style:font-size-complex="22pt"/>
    </style:style>
    <style:style style:name="ce6" style:family="table-cell">
      <style:text-properties fo:font-size="16pt" style:font-size-asian="16pt" style:font-size-complex="16pt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text-properties style:font-size-asian="16pt" style:font-size-complex="16pt"/>
    </style:style>
    <style:style style:name="P6" style:family="paragraph">
      <style:text-properties fo:font-size="12pt" style:font-size-asian="16pt" style:font-size-complex="16pt"/>
    </style:style>
    <style:style style:name="P7" style:family="paragraph">
      <style:text-properties fo:font-size="16pt" style:font-size-asian="16pt" style:font-size-complex="16pt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ideograph-alpha" style:punctuation-wrap="hanging" style:writing-mode="lr-tb">
        <style:tab-stops/>
      </style:paragraph-properties>
    </style:style>
    <style:style style:name="P11" style:family="paragraph">
      <style:paragraph-properties fo:margin-left="0cm" fo:margin-right="0cm" fo:margin-top="0cm" fo:margin-bottom="0.3cm" fo:text-indent="0cm" style:text-autospace="ideograph-alpha" style:punctuation-wrap="hanging"/>
      <style:text-properties fo:hyphenate="false"/>
    </style:style>
    <style:style style:name="P12" style:family="paragraph">
      <loext:graphic-properties draw:fill="none"/>
      <style:paragraph-properties style:writing-mode="lr-tb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-color="#ffffff"/>
    </style:style>
    <style:style style:name="T1" style:family="text">
      <style:text-properties fo:font-size="22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ize="12pt" style:font-size-asian="16pt" style:font-size-complex="16pt"/>
    </style:style>
    <style:style style:name="T6" style:family="text">
      <style:text-properties fo:font-size="15pt" style:font-size-asian="14pt" style:font-size-complex="14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style:font-size-asian="16pt" style:font-size-complex="16pt"/>
    </style:style>
    <style:style style:name="T9" style:family="text">
      <style:text-properties fo:font-size="11pt" style:font-size-asian="14pt" style:font-size-complex="14pt"/>
    </style:style>
    <style:style style:name="T10" style:family="text">
      <style:text-properties fo:font-size="12pt" style:font-size-asian="15pt" style:font-size-complex="15pt"/>
    </style:style>
    <style:style style:name="T11" style:family="text">
      <style:text-properties fo:font-size="13pt" style:font-size-asian="16pt" style:font-size-complex="16pt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Source Sans Pro" fo:font-size="13pt" fo:font-style="normal" fo:text-shadow="none" style:text-underline-style="none" fo:font-weight="normal" style:letter-kerning="true" style:font-size-asian="16pt" style:font-size-complex="16pt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4" style:family="text">
      <style:text-properties fo:font-size="14pt" style:font-size-asian="18pt" style:font-size-complex="18pt"/>
    </style:style>
    <style:style style:name="T15" style:family="text">
      <style:text-properties fo:font-size="15pt" style:font-size-asian="20pt" style:font-size-complex="20pt"/>
    </style:style>
    <style:style style:name="T16" style:family="text">
      <style:text-properties fo:font-size="16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">
        <style:list-level-properties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">
        <style:list-level-properties text:space-before="0.8cm"/>
        <style:text-properties fo:font-family="OpenSymbol" style:font-style-name="Regular" style:font-charset="x-symbol" style:use-window-font-color="true" fo:font-size="75%"/>
      </text:list-level-style-bullet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992cm" svg:height="2.501cm" svg:x="0.999cm" svg:y="9.252cm" presentation:class="title" presentation:user-transformed="true">
          <draw:text-box>
            <text:p>Procedural Programming</text:p>
          </draw:text-box>
        </draw:frame>
        <draw:frame presentation:style-name="pr2" draw:text-style-name="P2" draw:layer="layout" svg:width="25.492cm" svg:height="7.002cm" svg:x="1.499cm" svg:y="13.003cm" presentation:class="subtitle">
          <draw:text-box>
            <text:p><text:span text:style-name="T1">Prof. Charles W. Kan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992cm" svg:height="2.501cm" svg:x="0.999cm" svg:y="1cm" presentation:class="title">
          <draw:text-box>
            <text:p>Topics</text:p>
          </draw:text-box>
        </draw:frame>
        <draw:frame presentation:style-name="pr5" draw:text-style-name="P1" draw:layer="layout" svg:width="25.492cm" svg:height="13.004cm" svg:x="0.999cm" svg:y="5.501cm" presentation:class="outline">
          <draw:text-box>
            <text:list text:style-name="L3">
              <text:list-item>
                <text:p><text:s/>Background </text:p>
                <text:list>
                  <text:list-item>
                    <text:p><text:s/>What is Structured Programming </text:p>
                  </text:list-item>
                  <text:list-item>
                    <text:p><text:s/>ARM conditional execution</text:p>
                  </text:list-item>
                </text:list>
              </text:list-item>
              <text:list-item>
                <text:p><text:s/>Spaghetti code</text:p>
              </text:list-item>
              <text:list-item>
                <text:p><text:s/>Logical Variables</text:p>
              </text:list-item>
              <text:list-item>
                <text:p><text:s/>if-elif-else statements</text:p>
              </text:list-item>
              <text:list-item>
                <text:p><text:s/>Loop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992cm" svg:height="2.501cm" svg:x="0.999cm" svg:y="1cm" presentation:class="title">
          <draw:text-box>
            <text:p>What is programming?</text:p>
          </draw:text-box>
        </draw:frame>
        <draw:frame presentation:style-name="pr5" draw:text-style-name="P1" draw:layer="layout" svg:width="25.492cm" svg:height="13.004cm" svg:x="0.999cm" svg:y="5.501cm" presentation:class="outline" presentation:user-transformed="true">
          <draw:text-box>
            <text:list text:style-name="L3">
              <text:list-item>
                <text:p><text:s/>Humans want to atomize and automate knowledge.</text:p>
              </text:list-item>
              <text:list-item>
                <text:p><text:s/>In psychology of programming, Elliot Soloway coined the term <text:span text:style-name="T2">programming plans</text:span><text:span text:style-name="T3">, meaning cognitive schema used by programmers to construct programs.</text:span></text:p>
              </text:list-item>
              <text:list-item>
                <text:p><text:span text:style-name="T3"><text:s/></text:span><text:span text:style-name="T3">Expert programmers programmers break a problem into plans, implement a structure around those plans, and then finish by implementing the plans.</text:span></text:p>
              </text:list-item>
              <text:list-item>
                <text:p><text:span text:style-name="T3"><text:s/></text:span><text:span text:style-name="T3">Novice programmers try to design algorithms and logic, and build their programs around logic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992cm" svg:height="2.501cm" svg:x="0.999cm" svg:y="1cm" presentation:class="title">
          <draw:text-box>
            <text:p>Programming and Structure</text:p>
          </draw:text-box>
        </draw:frame>
        <draw:frame presentation:style-name="pr5" draw:text-style-name="P1" draw:layer="layout" svg:width="25.492cm" svg:height="13.004cm" svg:x="0.999cm" svg:y="5.501cm" presentation:class="outline">
          <draw:text-box>
            <text:list text:style-name="L3">
              <text:list-item>
                <text:p><text:s/>Programming is absolutely not about implementing logic to solve a problem. <text:s/>This is a fools errand.</text:p>
              </text:list-item>
              <text:list-item>
                <text:p><text:s/>Programming is about establishing a structure around large plans, and working within that structure to create substructures until terminal program plans can be realized.</text:p>
                <text:list>
                  <text:list-item>
                    <text:p><text:s/>For those familiar with PMP, think of a WBS (but not as you have seen most program managers do it, as it is supposed to be done).</text:p>
                  </text:list-item>
                  <text:list-item>
                    <text:p><text:s/>Start with the overall process, and break it down until the process is completely defined.</text:p>
                  </text:list-item>
                  <text:list-item>
                    <text:p><text:s/>This can be called top-down-design, but again the practitioners are often following definitions and rules, and not understanding the proces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992cm" svg:height="2.501cm" svg:x="0.999cm" svg:y="1cm" presentation:class="title">
          <draw:text-box>
            <text:p>This module and program plans</text:p>
          </draw:text-box>
        </draw:frame>
        <draw:frame presentation:style-name="pr5" draw:text-style-name="P1" draw:layer="layout" svg:width="25.492cm" svg:height="13.004cm" svg:x="0.999cm" svg:y="5.501cm" presentation:class="outline">
          <draw:text-box>
            <text:list text:style-name="L3">
              <text:list-item>
                <text:p><text:s/>This module will present program plan structures and specific cognitive schemata for solving problems.</text:p>
              </text:list-item>
              <text:list-item>
                <text:p><text:s/>The structures presented will be 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992cm" svg:height="2.501cm" svg:x="0.999cm" svg:y="1cm" presentation:class="title">
          <draw:text-box>
            <text:p>Structured Programming</text:p>
          </draw:text-box>
        </draw:frame>
        <draw:frame presentation:style-name="pr5" draw:text-style-name="P1" draw:layer="layout" svg:width="25.492cm" svg:height="13.004cm" svg:x="0.999cm" svg:y="5.501cm" presentation:class="outline">
          <draw:text-box>
            <text:list text:style-name="L3">
              <text:list-item>
                <text:p><text:s/>In 1966 Bohm and Jacopini wrote a paper on what has been come to be known and <text:s/><text:span text:style-name="T2">Bohm-Jacopini structured programming theorem. <text:s/></text:span><text:span text:style-name="T3">The basic theorem holds that 3 structures are needed to write any program:</text:span></text:p>
                <text:list>
                  <text:list-item>
                    <text:p><text:span text:style-name="T3"><text:s/></text:span><text:span text:style-name="T3">Sequence (one statement after another)</text:span></text:p>
                  </text:list-item>
                  <text:list-item>
                    <text:p><text:span text:style-name="T3"><text:s/></text:span><text:span text:style-name="T3">Selection (a branch like an if statement)</text:span></text:p>
                  </text:list-item>
                  <text:list-item>
                    <text:p><text:span text:style-name="T3"><text:s/></text:span><text:span text:style-name="T3">Iteration (for or while loops)</text:span></text:p>
                  </text:list-item>
                </text:list>
              </text:list-item>
              <text:list-item>
                <text:p><text:span text:style-name="T3">This became the basis for structured programming. <text:s/>By the 1980’s structured programming had become standard in most languages. <text:s/>This class is probably the first where most students can violate this principal. <text:s/>This chapter is intended to forestall that impuls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992cm" svg:height="2.501cm" svg:x="0.999cm" svg:y="1cm" presentation:class="title">
          <draw:text-box>
            <text:p>Block Structures</text:p>
          </draw:text-box>
        </draw:frame>
        <draw:frame presentation:style-name="pr5" draw:text-style-name="P1" draw:layer="layout" svg:width="25.492cm" svg:height="13.004cm" svg:x="0.999cm" svg:y="5.501cm" presentation:class="outline">
          <draw:text-box>
            <text:list text:style-name="L3">
              <text:list-item>
                <text:p><text:s/>One thing that is implied in Structured programming is that programs are built around blocks of code.</text:p>
              </text:list-item>
              <text:list-item>
                <text:p><text:s/>Blocks of code have ONE entrance and ONE exit (period.)</text:p>
                <text:list>
                  <text:list-item>
                    <text:p><text:s/>Note that even code that <text:span text:style-name="T2">looks</text:span><text:span text:style-name="T3"> like it violates this rule (like throwing exceptions) obeys this rule.</text:span></text:p>
                  </text:list-item>
                </text:list>
              </text:list-item>
              <text:list-item>
                <text:p><text:span text:style-name="T3"><text:s/></text:span><text:span text:style-name="T3">Blocks in Java and C are started with an { and ended with a }, and are treated (for structuring purposes) like a single statement.</text:span></text:p>
              </text:list-item>
              <text:list-item>
                <text:p><text:span text:style-name="T3"><text:s/></text:span><text:span text:style-name="T3">Blocks vary in other language. <text:s/>For example, in Python it is done with indenting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992cm" svg:height="2.501cm" svg:x="0.999cm" svg:y="1cm" presentation:class="title">
          <draw:text-box>
            <text:p>Block Structured Programming in Assembly</text:p>
          </draw:text-box>
        </draw:frame>
        <draw:frame presentation:style-name="pr5" draw:text-style-name="P1" draw:layer="layout" svg:width="25.492cm" svg:height="13.004cm" svg:x="0.999cm" svg:y="5.501cm" presentation:class="outline">
          <draw:text-box>
            <text:list text:style-name="L3">
              <text:list-item>
                <text:p><text:s/>Just because assembly does not have defined blocks does not mean that block structured programming cannot be done in assembly. <text:s/></text:p>
              </text:list-item>
              <text:list-item>
                <text:p><text:s/>Just because assembly requires a <text:span text:style-name="T3">the equivalent of a </text:span><text:span text:style-name="T2">goto </text:span><text:span text:style-name="T3"><text:s/>statement to handle program flow does not mean it has to be abused.</text:span></text:p>
              </text:list-item>
              <text:list-item>
                <text:p><text:span text:style-name="T3">Just follow these rules:</text:span></text:p>
                <text:list>
                  <text:list-item>
                    <text:p><text:span text:style-name="T3"><text:s/></text:span><text:span text:style-name="T3">Programs will be written in blocks, with ONE entrance and ONE exit.</text:span></text:p>
                  </text:list-item>
                  <text:list-item>
                    <text:p><text:span text:style-name="T3"><text:s/></text:span><text:span text:style-name="T3">Unrestricted goto statements are not allowed, </text:span><text:span text:style-name="T4">EVER</text:span><text:span text:style-name="T3">. <text:s/>A goto statement must be to a point inside the current block, or to the end of an enclosing block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992cm" svg:height="2.501cm" svg:x="0.999cm" svg:y="1cm" presentation:class="title">
          <draw:text-box>
            <text:p>This module and structured programming</text:p>
          </draw:text-box>
        </draw:frame>
        <draw:frame presentation:style-name="pr5" draw:text-style-name="P1" draw:layer="layout" svg:width="25.492cm" svg:height="13.004cm" svg:x="0.999cm" svg:y="5.501cm" presentation:class="outline">
          <draw:text-box>
            <text:list text:style-name="L3">
              <text:list-item>
                <text:p><text:s/>In this module ARM assembly will be covered using structured programming.</text:p>
              </text:list-item>
              <text:list-item>
                <text:p><text:s/>This implies program blocks, and logical variables. <text:s/>Both will be covered later in the lectur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992cm" svg:height="2.501cm" svg:x="0.999cm" svg:y="1cm" presentation:class="title" presentation:user-transformed="true">
          <draw:text-box>
            <text:p>What is Conditional Execution</text:p>
          </draw:text-box>
        </draw:frame>
        <draw:frame presentation:style-name="pr5" draw:text-style-name="P1" draw:layer="layout" svg:width="25.492cm" svg:height="13.004cm" svg:x="0.999cm" svg:y="5.501cm" presentation:class="outline">
          <draw:text-box>
            <text:list text:style-name="L3">
              <text:list-item>
                <text:p><text:s/>Conditional execution allows assembly language instructions to be executed conditionally based on a flag set by the previous instruction.</text:p>
              </text:list-item>
              <text:list-item>
                <text:p><text:s/>This is controlled by the top four bits in the machine code instruction. <text:s/></text:p>
                <text:list>
                  <text:list-item>
                    <text:p><text:s/>To this point, assembly instructions were always executed. <text:s/>This corresponds to the high nybble (4 bits) of the being 0xe (decimal 14 or binary 1110). <text:s/></text:p>
                  </text:list-item>
                  <text:list-item>
                    <text:p><text:s/>Note this is why the high nybble in our <text:s/>machine code was always 0xe.</text:p>
                  </text:list-item>
                  <text:list-item>
                    <text:p><text:s/>The bits on this four bits are as follows: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992cm" svg:height="2.501cm" svg:x="0.999cm" svg:y="1cm" presentation:class="title">
          <draw:text-box>
            <text:p>What are condition bits in a machine code Op</text:p>
          </draw:text-box>
        </draw:frame>
        <draw:frame presentation:style-name="pr5" draw:text-style-name="P1" draw:layer="layout" svg:width="25.492cm" svg:height="7.329cm" svg:x="0.999cm" svg:y="11.176cm" presentation:class="outline" presentation:user-transformed="true">
          <draw:text-box>
            <text:list text:style-name="L3">
              <text:list-item>
                <text:p><text:s/>Negative (N) – the result of the previous operation was negative</text:p>
              </text:list-item>
              <text:list-item>
                <text:p><text:s/>Zero (Z)- the result of the previous operation was zero</text:p>
              </text:list-item>
              <text:list-item>
                <text:p><text:s/>Carry (C) – Set to the value of the carry (addition), borrow (subtraction), or bit shifted out (shift operation). <text:s/></text:p>
              </text:list-item>
              <text:list-item>
                <text:p><text:s/>Overflow (V) – For addition and subtraction, signed overflow occurred.</text:p>
              </text:list-item>
            </text:list>
          </draw:text-box>
        </draw:frame>
        <draw:frame draw:style-name="standard" draw:layer="layout" svg:width="19.199cm" svg:height="6cm" svg:x="1.942cm" svg:y="4.51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5"><text:span text:style-name="T5">1</text:span></text:p>
              </table:table-cell>
              <table:table-cell>
                <text:p text:style-name="P6"><text:span text:style-name="T5">0</text:span></text:p>
              </table:table-cell>
              <table:table-cell>
                <text:p text:style-name="P6"><text:span text:style-name="T5">9</text:span></text:p>
              </table:table-cell>
              <table:table-cell>
                <text:p text:style-name="P6"><text:span text:style-name="T5">8</text:span></text:p>
              </table:table-cell>
              <table:table-cell>
                <text:p text:style-name="P6"><text:span text:style-name="T5">7</text:span></text:p>
              </table:table-cell>
              <table:table-cell>
                <text:p text:style-name="P6"><text:span text:style-name="T5">6</text:span></text:p>
              </table:table-cell>
              <table:table-cell>
                <text:p text:style-name="P6"><text:span text:style-name="T5">5</text:span></text:p>
              </table:table-cell>
              <table:table-cell>
                <text:p text:style-name="P6"><text:span text:style-name="T5">4</text:span></text:p>
              </table:table-cell>
              <table:table-cell>
                <text:p text:style-name="P6"><text:span text:style-name="T5">3</text:span></text:p>
              </table:table-cell>
              <table:table-cell>
                <text:p text:style-name="P6"><text:span text:style-name="T5">2</text:span></text:p>
              </table:table-cell>
              <table:table-cell table:style-name="ce2">
                <text:p text:style-name="P6"><text:span text:style-name="T5">1</text:span></text:p>
              </table:table-cell>
              <table:table-cell>
                <text:p text:style-name="P6"><text:span text:style-name="T5">0</text:span></text:p>
              </table:table-cell>
              <table:table-cell table:style-name="ce3">
                <text:p text:style-name="P6"><text:span text:style-name="T5">9</text:span></text:p>
              </table:table-cell>
              <table:table-cell>
                <text:p text:style-name="P6"><text:span text:style-name="T5">8</text:span></text:p>
              </table:table-cell>
              <table:table-cell>
                <text:p text:style-name="P6"><text:span text:style-name="T5">7</text:span></text:p>
              </table:table-cell>
              <table:table-cell>
                <text:p text:style-name="P6"><text:span text:style-name="T5">6</text:span></text:p>
              </table:table-cell>
              <table:table-cell>
                <text:p text:style-name="P6"><text:span text:style-name="T5">5</text:span></text:p>
              </table:table-cell>
              <table:table-cell>
                <text:p text:style-name="P6"><text:span text:style-name="T5">4</text:span></text:p>
              </table:table-cell>
              <table:table-cell>
                <text:p text:style-name="P6"><text:span text:style-name="T5">3</text:span></text:p>
              </table:table-cell>
              <table:table-cell>
                <text:p text:style-name="P6"><text:span text:style-name="T5">2</text:span></text:p>
              </table:table-cell>
              <table:table-cell>
                <text:p text:style-name="P6"><text:span text:style-name="T5">1</text:span></text:p>
              </table:table-cell>
              <table:table-cell>
                <text:p text:style-name="P6"><text:span text:style-name="T5">0</text:span></text:p>
              </table:table-cell>
              <table:table-cell>
                <text:p text:style-name="P6"><text:span text:style-name="T5">9</text:span></text:p>
              </table:table-cell>
              <table:table-cell>
                <text:p text:style-name="P6"><text:span text:style-name="T5">8</text:span></text:p>
              </table:table-cell>
              <table:table-cell>
                <text:p text:style-name="P6"><text:span text:style-name="T5">7</text:span></text:p>
              </table:table-cell>
              <table:table-cell>
                <text:p text:style-name="P6"><text:span text:style-name="T5">6</text:span></text:p>
              </table:table-cell>
              <table:table-cell>
                <text:p text:style-name="P6"><text:span text:style-name="T5">5</text:span></text:p>
              </table:table-cell>
              <table:table-cell>
                <text:p text:style-name="P6"><text:span text:style-name="T5">4</text:span></text:p>
              </table:table-cell>
              <table:table-cell>
                <text:p text:style-name="P6"><text:span text:style-name="T5">3</text:span></text:p>
              </table:table-cell>
              <table:table-cell>
                <text:p text:style-name="P6"><text:span text:style-name="T5">2</text:span></text:p>
              </table:table-cell>
              <table:table-cell>
                <text:p text:style-name="P6"><text:span text:style-name="T5">1</text:span></text:p>
              </table:table-cell>
              <table:table-cell>
                <text:p text:style-name="P6"><text:span text:style-name="T5">0</text:span></text:p>
              </table:table-cell>
            </table:table-row>
            <table:table-row table:style-name="ro2" table:default-cell-style-name="ce1">
              <table:table-cell table:number-columns-spanned="4">
                <text:p text:style-name="P6"><text:span text:style-name="T5">Cond</text:span></text:p>
                <text:p text:style-name="P6"><text:span text:style-name="T5">Code</text:span></text:p>
              </table:table-cell>
              <table:covered-table-cell/>
              <table:covered-table-cell/>
              <table:covered-table-cell/>
              <table:table-cell table:number-columns-spanned="3">
                <text:p text:style-name="P6"><text:span text:style-name="T5">Op</text:span></text:p>
                <text:p text:style-name="P6"><text:span text:style-name="T5">Type</text:span></text:p>
              </table:table-cell>
              <table:covered-table-cell/>
              <table:covered-table-cell/>
              <table:table-cell table:number-columns-spanned="4">
                <text:p text:style-name="P6"><text:span text:style-name="T5">Op</text:span></text:p>
                <text:p text:style-name="P6"><text:span text:style-name="T5">Code</text:span></text:p>
              </table:table-cell>
              <table:covered-table-cell/>
              <table:covered-table-cell/>
              <table:covered-table-cell table:style-name="ce2"/>
              <table:table-cell>
                <text:p text:style-name="P6"><text:span text:style-name="T5">S</text:span></text:p>
              </table:table-cell>
              <table:table-cell table:style-name="ce3" table:number-columns-spanned="4">
                <text:p text:style-name="P6"><text:span text:style-name="T5">Rd</text:span></text:p>
              </table:table-cell>
              <table:covered-table-cell/>
              <table:covered-table-cell/>
              <table:covered-table-cell/>
              <table:table-cell table:number-columns-spanned="4">
                <text:p text:style-name="P6"><text:span text:style-name="T5">Rn</text:span></text:p>
              </table:table-cell>
              <table:covered-table-cell/>
              <table:covered-table-cell/>
              <table:covered-table-cell/>
              <table:table-cell table:number-columns-spanned="5">
                <text:p text:style-name="P6"><text:span text:style-name="T6">Shift</text:span></text:p>
                <text:p text:style-name="P6"><text:span text:style-name="T6">Amount</text:span></text:p>
              </table:table-cell>
              <table:covered-table-cell/>
              <table:covered-table-cell/>
              <table:covered-table-cell/>
              <table:covered-table-cell/>
              <table:table-cell table:number-columns-spanned="3">
                <text:p text:style-name="P6"><text:span text:style-name="T6">OP2</text:span></text:p>
                <text:p text:style-name="P6"><text:span text:style-name="T6">Code</text:span></text:p>
              </table:table-cell>
              <table:covered-table-cell/>
              <table:covered-table-cell/>
              <table:table-cell table:number-columns-spanned="4">
                <text:p text:style-name="P6"><text:span text:style-name="T5">Rm</text:span></text:p>
              </table:table-cell>
              <table:covered-table-cell/>
              <table:covered-table-cell/>
              <table:covered-table-cell/>
            </table:table-row>
            <table:table-row table:style-name="ro2" table:default-cell-style-name="ce1">
              <table:table-cell>
                <text:p text:style-name="P6"><text:span text:style-name="T5">N</text:span></text:p>
              </table:table-cell>
              <table:table-cell>
                <text:p text:style-name="P6"><text:span text:style-name="T5">Z</text:span></text:p>
              </table:table-cell>
              <table:table-cell>
                <text:p text:style-name="P6"><text:span text:style-name="T5">C</text:span></text:p>
              </table:table-cell>
              <table:table-cell>
                <text:p text:style-name="P6"><text:span text:style-name="T5">V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 table:style-name="ce2"/>
              <table:table-cell/>
              <table:table-cell table:style-name="ce4"/>
              <table:table-cell table:style-name="ce5"/>
              <table:table-cell table:style-name="ce5"/>
              <table:table-cell table:style-name="ce5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draw:frame presentation:style-name="pr4" draw:text-style-name="P1" draw:layer="layout" svg:width="25.992cm" svg:height="2.501cm" svg:x="0.999cm" svg:y="1cm" presentation:class="title">
          <draw:text-box>
            <text:p>Current Program Status Register (CPSR)</text:p>
          </draw:text-box>
        </draw:frame>
        <draw:frame presentation:style-name="pr5" draw:text-style-name="P1" draw:layer="layout" svg:width="25.492cm" svg:height="13.004cm" svg:x="0.999cm" svg:y="5.501cm" presentation:class="outline" presentation:user-transformed="true">
          <draw:text-box>
            <text:list text:style-name="L3">
              <text:list-item>
                <text:p><text:s/>The CPSR informs the hardware of the context to run the assembly instruction.</text:p>
              </text:list-item>
              <text:list-item>
                <text:p><text:s/>Other than the condition code (the high nybble of the CPSR), the CPSR will be covered later.</text:p>
              </text:list-item>
              <text:list-item>
                <text:p><text:s/>Any assembly instruction can set the condition code in the CPSR, and that CPSR can be checked in the subsequent instruction.</text:p>
              </text:list-item>
              <text:list-item>
                <text:p><text:s/>To set the CPSR condition code, append an S to any ARM operation. <text:s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draw:frame presentation:style-name="pr4" draw:text-style-name="P1" draw:layer="layout" svg:width="25.992cm" svg:height="2.501cm" svg:x="0.999cm" svg:y="1cm" presentation:class="title">
          <draw:text-box>
            <text:p>Conditions for executing the statement</text:p>
          </draw:text-box>
        </draw:frame>
        <draw:frame draw:style-name="standard" draw:layer="layout" svg:width="23.629cm" svg:height="14.371cm" svg:x="1.262cm" svg:y="4.164cm" presentation:class="table" presentation:user-transformed="true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4"/>
            <table:table-row table:style-name="ro3" table:default-cell-style-name="ce6">
              <table:table-cell>
                <text:p text:style-name="P5"><text:span text:style-name="T7">Mnemonic</text:span></text:p>
              </table:table-cell>
              <table:table-cell>
                <text:p text:style-name="P7"><text:span text:style-name="T7">Meaning</text:span></text:p>
              </table:table-cell>
              <table:table-cell>
                <text:p text:style-name="P7"><text:span text:style-name="T7">Condition codes</text:span></text:p>
              </table:table-cell>
            </table:table-row>
            <table:table-row table:style-name="ro4" table:default-cell-style-name="ce6">
              <table:table-cell>
                <text:p text:style-name="P5"><text:span text:style-name="T7">EQ</text:span></text:p>
              </table:table-cell>
              <table:table-cell>
                <text:p text:style-name="P7"><text:span text:style-name="T7">Equal</text:span></text:p>
              </table:table-cell>
              <table:table-cell>
                <text:p text:style-name="P7"><text:span text:style-name="T7">Z=1</text:span></text:p>
              </table:table-cell>
            </table:table-row>
            <table:table-row table:style-name="ro4" table:default-cell-style-name="ce6">
              <table:table-cell>
                <text:p text:style-name="P5"><text:span text:style-name="T7">NE</text:span></text:p>
              </table:table-cell>
              <table:table-cell>
                <text:p text:style-name="P7"><text:span text:style-name="T7">Not Equal</text:span></text:p>
              </table:table-cell>
              <table:table-cell>
                <text:p text:style-name="P7"><text:span text:style-name="T7">Z=0</text:span></text:p>
              </table:table-cell>
            </table:table-row>
            <table:table-row table:style-name="ro4" table:default-cell-style-name="ce6">
              <table:table-cell>
                <text:p text:style-name="P5"><text:span text:style-name="T7">VS</text:span></text:p>
              </table:table-cell>
              <table:table-cell>
                <text:p text:style-name="P7"><text:span text:style-name="T7">Overflow</text:span></text:p>
              </table:table-cell>
              <table:table-cell>
                <text:p text:style-name="P7"><text:span text:style-name="T7">V=1</text:span></text:p>
              </table:table-cell>
            </table:table-row>
            <table:table-row table:style-name="ro4" table:default-cell-style-name="ce6">
              <table:table-cell>
                <text:p text:style-name="P5"><text:span text:style-name="T8">VC</text:span></text:p>
              </table:table-cell>
              <table:table-cell>
                <text:p text:style-name="P7"><text:span text:style-name="T7">No Overflow</text:span></text:p>
              </table:table-cell>
              <table:table-cell>
                <text:p text:style-name="P7"><text:span text:style-name="T7">V=0</text:span></text:p>
              </table:table-cell>
            </table:table-row>
            <table:table-row table:style-name="ro4" table:default-cell-style-name="ce6">
              <table:table-cell>
                <text:p text:style-name="P5"><text:span text:style-name="T7">MI</text:span></text:p>
              </table:table-cell>
              <table:table-cell>
                <text:p text:style-name="P7"><text:span text:style-name="T7">Minus</text:span></text:p>
              </table:table-cell>
              <table:table-cell>
                <text:p text:style-name="P7"><text:span text:style-name="T7">N=1</text:span></text:p>
              </table:table-cell>
            </table:table-row>
            <table:table-row table:style-name="ro4" table:default-cell-style-name="ce6">
              <table:table-cell>
                <text:p text:style-name="P5"><text:span text:style-name="T7">PL</text:span></text:p>
              </table:table-cell>
              <table:table-cell>
                <text:p text:style-name="P7"><text:span text:style-name="T7">Plus </text:span></text:p>
              </table:table-cell>
              <table:table-cell>
                <text:p text:style-name="P7"><text:span text:style-name="T7">N=0</text:span></text:p>
              </table:table-cell>
            </table:table-row>
            <table:table-row table:style-name="ro4" table:default-cell-style-name="ce6">
              <table:table-cell>
                <text:p text:style-name="P5"><text:span text:style-name="T7">CS or HS</text:span></text:p>
              </table:table-cell>
              <table:table-cell>
                <text:p text:style-name="P7"><text:span text:style-name="T7">Carry</text:span></text:p>
              </table:table-cell>
              <table:table-cell>
                <text:p text:style-name="P7"><text:span text:style-name="T7">C=1</text:span></text:p>
              </table:table-cell>
            </table:table-row>
            <table:table-row table:style-name="ro4" table:default-cell-style-name="ce6">
              <table:table-cell>
                <text:p text:style-name="P5"><text:span text:style-name="T7">CC or LO</text:span></text:p>
              </table:table-cell>
              <table:table-cell>
                <text:p text:style-name="P7"><text:span text:style-name="T7">No Carry</text:span></text:p>
              </table:table-cell>
              <table:table-cell>
                <text:p text:style-name="P7"><text:span text:style-name="T7">C=0</text:span></text:p>
              </table:table-cell>
            </table:table-row>
            <table:table-row table:style-name="ro4" table:default-cell-style-name="ce6">
              <table:table-cell>
                <text:p text:style-name="P5"><text:span text:style-name="T7">AL</text:span></text:p>
              </table:table-cell>
              <table:table-cell>
                <text:p text:style-name="P7"><text:span text:style-name="T7">Always Execute</text:span></text:p>
              </table:table-cell>
              <table:table-cell/>
            </table:table-row>
            <table:table-row table:style-name="ro4" table:default-cell-style-name="ce6">
              <table:table-cell>
                <text:p text:style-name="P5"><text:span text:style-name="T7">HI</text:span></text:p>
              </table:table-cell>
              <table:table-cell>
                <text:p text:style-name="P7"><text:span text:style-name="T7">Compare Unsigned GT</text:span></text:p>
              </table:table-cell>
              <table:table-cell>
                <text:p text:style-name="P7"><text:span text:style-name="T7">C=1 and Z=0</text:span></text:p>
              </table:table-cell>
            </table:table-row>
            <table:table-row table:style-name="ro4" table:default-cell-style-name="ce6">
              <table:table-cell>
                <text:p text:style-name="P5"><text:span text:style-name="T7">LO</text:span></text:p>
              </table:table-cell>
              <table:table-cell>
                <text:p text:style-name="P7"><text:span text:style-name="T7">Compare Unsigned LT</text:span></text:p>
              </table:table-cell>
              <table:table-cell>
                <text:p text:style-name="P7"><text:span text:style-name="T7">C=0 or Z=1</text:span></text:p>
              </table:table-cell>
            </table:table-row>
            <table:table-row table:style-name="ro4" table:default-cell-style-name="ce6">
              <table:table-cell>
                <text:p text:style-name="P5"><text:span text:style-name="T7">GE</text:span></text:p>
              </table:table-cell>
              <table:table-cell>
                <text:p text:style-name="P7"><text:span text:style-name="T7">Compare Signed GE</text:span></text:p>
              </table:table-cell>
              <table:table-cell>
                <text:p text:style-name="P7"><text:span text:style-name="T7">N=1 and V=1 OR N=0 and V=0</text:span></text:p>
              </table:table-cell>
            </table:table-row>
            <table:table-row table:style-name="ro4" table:default-cell-style-name="ce6">
              <table:table-cell>
                <text:p text:style-name="P5"><text:span text:style-name="T7">LT</text:span></text:p>
              </table:table-cell>
              <table:table-cell>
                <text:p text:style-name="P7"><text:span text:style-name="T7">Compare Signed LT</text:span></text:p>
              </table:table-cell>
              <table:table-cell>
                <text:p text:style-name="P7"><text:span text:style-name="T7">N=1 and V=0 OR N=0 and V=1</text:span></text:p>
              </table:table-cell>
            </table:table-row>
            <table:table-row table:style-name="ro4" table:default-cell-style-name="ce6">
              <table:table-cell>
                <text:p text:style-name="P5"><text:span text:style-name="T7">GT</text:span></text:p>
              </table:table-cell>
              <table:table-cell>
                <text:p text:style-name="P7"><text:span text:style-name="T7">Compare Signed GT</text:span></text:p>
              </table:table-cell>
              <table:table-cell>
                <text:p text:style-name="P7"><text:span text:style-name="T7">(N=1 and V=1 OR N=0 and V=0) and Z=0</text:span></text:p>
              </table:table-cell>
            </table:table-row>
            <table:table-row table:style-name="ro4" table:default-cell-style-name="ce6">
              <table:table-cell>
                <text:p text:style-name="P5"><text:span text:style-name="T7">LE</text:span></text:p>
              </table:table-cell>
              <table:table-cell>
                <text:p text:style-name="P7"><text:span text:style-name="T7">Compare Signed LE</text:span></text:p>
              </table:table-cell>
              <table:table-cell>
                <text:p text:style-name="P7"><text:span text:style-name="T7">(N=1 and V=0 OR N=0 and V=1) and Z=1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draw:frame presentation:style-name="pr4" draw:text-style-name="P1" draw:layer="layout" svg:width="25.992cm" svg:height="2.501cm" svg:x="0.999cm" svg:y="1cm" presentation:class="title">
          <draw:text-box>
            <text:p>Setting the Condition Code example</text:p>
          </draw:text-box>
        </draw:frame>
        <draw:frame presentation:style-name="pr5" draw:text-style-name="P1" draw:layer="layout" svg:width="25.492cm" svg:height="13.004cm" svg:x="0.999cm" svg:y="5.501cm" presentation:class="outline">
          <draw:text-box>
            <text:list text:style-name="L3">
              <text:list-item>
                <text:p><text:s/>To set the condition code, just add an S to any operation</text:p>
                <text:list>
                  <text:list-item>
                    <text:list>
                      <text:list-item>
                        <text:p>adds r0, r1, r2 @ add and set condition code in CPSR</text:p>
                      </text:list-item>
                      <text:list-item>
                        <text:p>movs r0, #10 <text:s/>@ move and set condition code in CPS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draw:frame presentation:style-name="pr4" draw:text-style-name="P1" draw:layer="layout" svg:width="25.992cm" svg:height="2.501cm" svg:x="0.999cm" svg:y="1cm" presentation:class="title">
          <draw:text-box>
            <text:p>Using the condition code</text:p>
          </draw:text-box>
        </draw:frame>
        <draw:frame presentation:style-name="pr5" draw:text-style-name="P1" draw:layer="layout" svg:width="25.492cm" svg:height="13.004cm" svg:x="0.999cm" svg:y="5.501cm" presentation:class="outline">
          <draw:text-box>
            <text:list text:style-name="L3">
              <text:list-item>
                <text:p><text:s/>Add the condition you want to check for to the instruction</text:p>
              </text:list-item>
              <text:list-item>
                <text:p>Set a value to 1 if they are equal, and 0 otherwise</text:p>
                <text:list>
                  <text:list-item>
                    <text:list>
                      <text:list-item>
                        <text:p>mov r0, #0</text:p>
                      </text:list-item>
                      <text:list-item>
                        <text:p>cmp r1, r2 <text:s/>@ cmp always set CPSR, and cmp is the same as subs r1, r2</text:p>
                      </text:list-item>
                      <text:list-item>
                        <text:p>moveq r0, #1</text:p>
                      </text:list-item>
                    </text:list>
                  </text:list-item>
                </text:list>
              </text:list-item>
              <text:list-item>
                <text:p>B is an instruction, and can use condition codes</text:p>
                <text:list>
                  <text:list-item>
                    <text:list>
                      <text:list-item>
                        <text:p>b <text:s text:c="2"/>@ unconditional branch</text:p>
                      </text:list-item>
                      <text:list-item>
                        <text:p>beq label1</text:p>
                      </text:list-item>
                      <text:list-item>
                        <text:p>blgt printf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draw:frame presentation:style-name="pr4" draw:text-style-name="P1" draw:layer="layout" svg:width="25.992cm" svg:height="2.501cm" svg:x="0.999cm" svg:y="1cm" presentation:class="title">
          <draw:text-box>
            <text:p>Why this class will use structured assembly</text:p>
          </draw:text-box>
        </draw:frame>
        <draw:frame presentation:style-name="pr5" draw:text-style-name="P1" draw:layer="layout" svg:width="25.492cm" svg:height="13.004cm" svg:x="0.999cm" svg:y="5.501cm" presentation:class="outline">
          <draw:text-box>
            <text:list text:style-name="L3">
              <text:list-item>
                <text:p><text:s/>There is too great a chance to create spaghetti code if you don’t.</text:p>
              </text:list-item>
              <text:list-item>
                <text:p><text:s/>Many students think they can use algorithmic logic to create successful programs. <text:s/>Years of experience says you can’t.</text:p>
              </text:list-item>
              <text:list-item>
                <text:p>To teach how to structure code, and structure it around plan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draw:frame presentation:style-name="pr4" draw:text-style-name="P1" draw:layer="layout" svg:width="25.992cm" svg:height="2.501cm" svg:x="0.678cm" svg:y="1.055cm" presentation:class="title" presentation:user-transformed="true">
          <draw:text-box>
            <text:p>What is spaghetti code</text:p>
          </draw:text-box>
        </draw:frame>
        <draw:frame presentation:style-name="pr5" draw:text-style-name="P1" draw:layer="layout" svg:width="25.492cm" svg:height="13.004cm" svg:x="0.999cm" svg:y="5.501cm" presentation:class="outline">
          <draw:text-box>
            <text:list text:style-name="L3">
              <text:list-item>
                <text:p><text:s/>Spaghetti code is code where the lines of control flow in a program cross over each other, often several times. <text:s/>It is like the inter-twining of spaghetti noodles. <text:s/></text:p>
              </text:list-item>
              <text:list-item>
                <text:p><text:s/>It results when the rules are not followed:</text:p>
                <text:list>
                  <text:list-item>
                    <text:p><text:s/>Block structure with one entrance and exit</text:p>
                  </text:list-item>
                  <text:list-item>
                    <text:p><text:s/>Use of unrestricted goto statements</text:p>
                  </text:list-item>
                </text:list>
              </text:list-item>
              <text:list-item>
                <text:p>Consider the program which is spaghetti code. <text:s/>It is short, confusing, and doesn’t work correctly. <text:s/>The logic is convoluted, so that it doesn’t work is hard to se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draw:frame presentation:style-name="pr4" draw:text-style-name="P1" draw:layer="layout" svg:width="25.992cm" svg:height="2.501cm" svg:x="0.999cm" svg:y="1cm" presentation:class="title">
          <draw:text-box>
            <text:p>Spaghetti code example</text:p>
          </draw:text-box>
        </draw:frame>
        <draw:frame draw:style-name="gr2" draw:text-style-name="P8" draw:layer="layout" svg:width="11.938cm" svg:height="14.478cm" svg:x="1.778cm" svg:y="4.064cm">
          <draw:text-box>
            <text:p><text:span text:style-name="T9"># Template.s</text:span></text:p>
            <text:p><text:span text:style-name="T9"># A template for assmebly program using gcc</text:span></text:p>
            <text:p><text:span text:style-name="T9"><text:s text:c="4"/></text:span><text:span text:style-name="T9">.text</text:span></text:p>
            <text:p><text:span text:style-name="T9"><text:s text:c="4"/></text:span><text:span text:style-name="T9">.global main</text:span></text:p>
            <text:p/>
            <text:p><text:span text:style-name="T9">main:</text:span></text:p>
            <text:p><text:span text:style-name="T9"># Save return to OPS</text:span></text:p>
            <text:p><text:span text:style-name="T9"><text:s text:c="4"/></text:span><text:span text:style-name="T9">sub sp, sp, #4</text:span></text:p>
            <text:p><text:span text:style-name="T9"><text:s text:c="4"/></text:span><text:span text:style-name="T9">str lr, [sp, #0]</text:span></text:p>
            <text:p/>
            <text:p><text:span text:style-name="T9"><text:s text:c="4"/></text:span><text:span text:style-name="T9">mov r0, #0x32</text:span></text:p>
            <text:p><text:span text:style-name="T9"><text:s/></text:span></text:p>
            <text:p><text:span text:style-name="T9"># Check if r0 is a number. <text:s/>If it is a number (0x30 &lt;= num &lt;= 0x39)</text:span></text:p>
            <text:p><text:span text:style-name="T9"># make it an integer by subtracting 0x30 (int 48) from </text:span></text:p>
            <text:p><text:span text:style-name="T9"># the character, and then run the process a number section</text:span></text:p>
            <text:p><text:span text:style-name="T9"># (Note process a number is not specified, it is just a label</text:span></text:p>
            <text:p><text:span text:style-name="T9"># and a comment). <text:s/>If # not a number, process not a number</text:span></text:p>
            <text:p><text:span text:style-name="T9"># (Note same rule as for process a number)..</text:span></text:p>
            <text:p/>
            <text:p><text:span text:style-name="T9"><text:s text:c="4"/></text:span><text:span text:style-name="T9">mov r4, #0x30</text:span></text:p>
            <text:p><text:span text:style-name="T9"><text:s text:c="4"/></text:span><text:span text:style-name="T9">cmp r0, r4</text:span></text:p>
            <text:p><text:span text:style-name="T9"><text:s text:c="4"/></text:span><text:span text:style-name="T9">blt NotANumber</text:span></text:p>
            <text:p><text:span text:style-name="T9"><text:s text:c="4"/></text:span></text:p>
            <text:p><text:span text:style-name="T9"><text:s text:c="4"/></text:span><text:span text:style-name="T9">mov r4, #39</text:span></text:p>
            <text:p><text:span text:style-name="T9"><text:s text:c="4"/></text:span><text:span text:style-name="T9">cmp r0, r4</text:span></text:p>
            <text:p><text:span text:style-name="T9"><text:s text:c="4"/></text:span><text:span text:style-name="T9">blt ConvertToInteger</text:span></text:p>
            <text:p><text:span text:style-name="T9"><text:s text:c="4"/></text:span><text:span text:style-name="T9">b NotANumber</text:span></text:p>
          </draw:text-box>
        </draw:frame>
        <draw:frame draw:style-name="gr3" draw:text-style-name="P10" draw:layer="layout" svg:width="11.43cm" svg:height="13.716cm" svg:x="14.986cm" svg:y="4.572cm">
          <draw:text-box>
            <text:p text:style-name="P9"><text:span text:style-name="T10">IsANumber:</text:span></text:p>
            <text:p text:style-name="P9"><text:span text:style-name="T10"><text:s text:c="4"/></text:span><text:span text:style-name="T10">#Process for is a number</text:span></text:p>
            <text:p text:style-name="P9"/>
            <text:p text:style-name="P9"><text:span text:style-name="T10"># Return to the OS</text:span></text:p>
            <text:p text:style-name="P9"><text:span text:style-name="T10"><text:s text:c="4"/></text:span><text:span text:style-name="T10">mov pc, lr</text:span></text:p>
            <text:p text:style-name="P9"/>
            <text:p text:style-name="P9"><text:span text:style-name="T10">NotANumber:</text:span></text:p>
            <text:p text:style-name="P9"><text:span text:style-name="T10"><text:s text:c="4"/></text:span><text:span text:style-name="T10">#Process for not a number</text:span></text:p>
            <text:p text:style-name="P9"/>
            <text:p text:style-name="P9"><text:span text:style-name="T10"># Pop stack and return to the OS</text:span></text:p>
            <text:p text:style-name="P9"><text:span text:style-name="T10"><text:s text:c="4"/></text:span><text:span text:style-name="T10">ldr lr, [sp, #0]</text:span></text:p>
            <text:p text:style-name="P9"><text:span text:style-name="T10"><text:s text:c="4"/></text:span><text:span text:style-name="T10">add sp, sp, #4</text:span></text:p>
            <text:p text:style-name="P9"><text:span text:style-name="T10"><text:s text:c="4"/></text:span><text:span text:style-name="T10">mov pc, lr</text:span></text:p>
            <text:p text:style-name="P9"/>
            <text:p text:style-name="P9"><text:span text:style-name="T10"># Convert to an integer</text:span></text:p>
            <text:p text:style-name="P9"><text:span text:style-name="T10">ConvertToInteger:</text:span></text:p>
            <text:p text:style-name="P9"><text:span text:style-name="T10"><text:s text:c="4"/></text:span><text:span text:style-name="T10">sub r0, #0x30</text:span></text:p>
            <text:p text:style-name="P9"><text:span text:style-name="T10"><text:s text:c="4"/></text:span><text:span text:style-name="T10">b IsANumber</text:span></text:p>
            <text:p text:style-name="P9"/>
            <text:p><text:span text:style-name="T10">.dat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992cm" svg:height="2.501cm" svg:x="0.999cm" svg:y="1cm" presentation:class="title">
          <draw:text-box>
            <text:p>To avoid this, assembly in this class is structured</text:p>
          </draw:text-box>
        </draw:frame>
        <draw:frame presentation:style-name="pr5" draw:text-style-name="P1" draw:layer="layout" svg:width="25.492cm" svg:height="13.004cm" svg:x="0.999cm" svg:y="5.501cm" presentation:class="outline">
          <draw:text-box>
            <text:list text:style-name="L3">
              <text:list-item>
                <text:p><text:s/>This class will teach structured assembly</text:p>
              </text:list-item>
              <text:list-item>
                <text:p><text:s/>Do not tell me you can save an instruction each time through a loop. <text:s/>If optimization is that important, either do the program in a hll (which will optimize), or optimize it AFTER you make it work.</text:p>
                <text:list>
                  <text:list-item>
                    <text:p><text:s/>It is easier to make a correct program fast, than a fast program correct.</text:p>
                  </text:list-item>
                </text:list>
              </text:list-item>
              <text:list-item>
                <text:p><text:s/>If you do not use structured assembly, do not ask me to look at your program. <text:s/>I will not help with homework, and the program either works or doesn’t. <text:s/>I am not going to be bothered reading junk.</text:p>
              </text:list-item>
              <text:list-item>
                <text:p>Just humor me, okay… <text:s/>You will be out of this class soon enough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992cm" svg:height="2.501cm" svg:x="0.999cm" svg:y="1cm" presentation:class="title">
          <draw:text-box>
            <text:p>Logical Variables</text:p>
          </draw:text-box>
        </draw:frame>
        <draw:frame presentation:style-name="pr5" draw:text-style-name="P1" draw:layer="layout" svg:width="25.492cm" svg:height="13.004cm" svg:x="0.999cm" svg:y="5.501cm" presentation:class="outline">
          <draw:text-box>
            <text:list text:style-name="L3">
              <text:list-item>
                <text:p><text:s/>In assembly, 0 is false and anything else is true.</text:p>
              </text:list-item>
              <text:list-item>
                <text:p><text:s/>A logical variable is 32 bits (a full word), but only the lowest order (smallest) bit is ever anything but 0. <text:s/>The value of the word is always 0 or 1.</text:p>
              </text:list-item>
              <text:list-item>
                <text:p><text:s/>Logical Operations are similar to Bitwise Boolean operations, but they only have a single bit set. <text:s/>So you only compare a single bit.</text:p>
              </text:list-item>
              <text:list-item>
                <text:p><text:s/>Logical variable make handling logic (for if tests, while and for loops, etc.) easie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992cm" svg:height="2.501cm" svg:x="0.999cm" svg:y="1cm" presentation:class="title">
          <draw:text-box>
            <text:p>Checking if r0 is a number using logical variables</text:p>
          </draw:text-box>
        </draw:frame>
        <draw:frame draw:style-name="gr4" draw:text-style-name="P8" draw:layer="layout" svg:width="16.326cm" svg:height="14.669cm" svg:x="2.47cm" svg:y="4.127cm">
          <draw:text-box>
            <text:p>#check if a number</text:p>
            <text:p/>
            <text:p><text:s text:c="4"/># Logical r1 = (r0 &gt;= 0x30)</text:p>
            <text:p><text:s text:c="4"/>mov r1, #0</text:p>
            <text:p><text:s text:c="4"/>mov r4, #0x30</text:p>
            <text:p><text:s text:c="4"/>cmp r0, r4</text:p>
            <text:p><text:s text:c="4"/>movge r1, #1</text:p>
            <text:p><text:s text:c="2"/></text:p>
            <text:p><text:s text:c="4"/># Logical r2 = (r0 &lt;= 0x39)</text:p>
            <text:p><text:s text:c="4"/>mov r2, #0</text:p>
            <text:p><text:s text:c="4"/>mov r4, #0x39</text:p>
            <text:p><text:s text:c="4"/>cmp r0, r4</text:p>
            <text:p><text:s text:c="4"/>movle r2, #1</text:p>
            <text:p/>
            <text:p><text:s text:c="4"/># r1 = r1 AND r2</text:p>
            <text:p><text:s text:c="4"/>and r1, r1, r2</text:p>
            <text:p><text:s text:c="3"/></text:p>
            <text:p><text:s text:c="4"/># r0 contains the logical value of (r0 &gt;= 0x30 &amp;&amp; r0 &lt;= 0x39)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992cm" svg:height="2.501cm" svg:x="0.999cm" svg:y="1cm" presentation:class="title">
          <draw:text-box>
            <text:p>Spaghetti Code rewritten as a structured program</text:p>
          </draw:text-box>
        </draw:frame>
        <draw:frame draw:style-name="gr5" draw:text-style-name="P8" draw:layer="layout" svg:width="8.89cm" svg:height="14.437cm" svg:x="1.778cm" svg:y="4.359cm">
          <draw:text-box>
            <text:p><text:span text:style-name="T11"># Pseudo Code</text:span></text:p>
            <text:p><text:span text:style-name="T11"># <text:s text:c="3"/>push lr</text:span></text:p>
            <text:p><text:span text:style-name="T11"># <text:s text:c="3"/>if (r0 &gt;= 0x30 &amp;&amp; r0 &lt;= 0x39) {</text:span></text:p>
            <text:p><text:span text:style-name="T11"># <text:s text:c="6"/>#process a a number</text:span></text:p>
            <text:p><text:span text:style-name="T11"># <text:s text:c="6"/># make r0 an integer</text:span></text:p>
            <text:p><text:span text:style-name="T11"># <text:s text:c="6"/>sub r0, #0x30</text:span></text:p>
            <text:p><text:span text:style-name="T11"># <text:s text:c="3"/>}</text:span></text:p>
            <text:p><text:span text:style-name="T11"># <text:s text:c="3"/>else {</text:span></text:p>
            <text:p><text:span text:style-name="T11"># <text:s text:c="7"/>#process not a number</text:span></text:p>
            <text:p><text:span text:style-name="T11"># <text:s text:c="3"/>}</text:span></text:p>
            <text:p><text:span text:style-name="T11">#</text:span></text:p>
            <text:p><text:span text:style-name="T11"># <text:s text:c="3"/>pop and return</text:span></text:p>
            <text:p><text:span text:style-name="T11">#</text:span></text:p>
            <text:p><text:span text:style-name="T11"># <text:s text:c="3"/>NOTE: r1 and r2 will be logical variables</text:span></text:p>
            <text:p><text:span text:style-name="T11">#</text:span></text:p>
            <text:p><text:span text:style-name="T11"><text:s text:c="4"/></text:span><text:span text:style-name="T11">.text</text:span></text:p>
            <text:p><text:span text:style-name="T11"><text:s text:c="4"/></text:span><text:span text:style-name="T11">.global main</text:span></text:p>
            <text:p/>
            <text:p><text:span text:style-name="T11">main:</text:span></text:p>
            <text:p><text:span text:style-name="T11"># Save return to os on stack</text:span></text:p>
            <text:p><text:span text:style-name="T11"><text:s text:c="4"/></text:span><text:span text:style-name="T11">sub sp, sp, #4</text:span></text:p>
            <text:p><text:span text:style-name="T11"><text:s text:c="4"/></text:span><text:span text:style-name="T11">str lr, [sp, #0]</text:span></text:p>
            <text:p/>
            <text:p><text:span text:style-name="T11"><text:s text:c="4"/></text:span><text:span text:style-name="T11">mov r0, #0x47</text:span></text:p>
          </draw:text-box>
        </draw:frame>
        <draw:frame draw:style-name="gr6" draw:text-style-name="P10" draw:layer="layout" svg:width="7.366cm" svg:height="15.009cm" svg:x="10.668cm" svg:y="3.81cm">
          <draw:text-box>
            <text:p text:style-name="P9"/>
            <text:p text:style-name="P9"><text:span text:style-name="T11">#check if a number</text:span></text:p>
            <text:p text:style-name="P9"><text:span text:style-name="T11"><text:s text:c="4"/></text:span><text:span text:style-name="T11"># Logical r1 = (r0 &gt;= 0x30)</text:span></text:p>
            <text:p text:style-name="P9"><text:span text:style-name="T11"><text:s text:c="4"/></text:span><text:span text:style-name="T11">mov r1, #0</text:span></text:p>
            <text:p text:style-name="P9"><text:span text:style-name="T11"><text:s text:c="4"/></text:span><text:span text:style-name="T11">mov r4, #0x30</text:span></text:p>
            <text:p text:style-name="P9"><text:span text:style-name="T11"><text:s text:c="4"/></text:span><text:span text:style-name="T11">cmp r0, r4</text:span></text:p>
            <text:p text:style-name="P9"><text:span text:style-name="T11"><text:s text:c="4"/></text:span><text:span text:style-name="T11">movge r1, #1</text:span></text:p>
            <text:p text:style-name="P9"><text:span text:style-name="T11"><text:s text:c="2"/></text:span></text:p>
            <text:p text:style-name="P9"><text:span text:style-name="T11"><text:s text:c="4"/></text:span><text:span text:style-name="T11"># Logical r2 = (r0 &lt;= 0x39)</text:span></text:p>
            <text:p text:style-name="P9"><text:span text:style-name="T11"><text:s text:c="4"/></text:span><text:span text:style-name="T11">mov r2, #0</text:span></text:p>
            <text:p text:style-name="P9"><text:span text:style-name="T11"><text:s text:c="4"/></text:span><text:span text:style-name="T11">mov r4, #0x39</text:span></text:p>
            <text:p text:style-name="P9"><text:span text:style-name="T11"><text:s text:c="4"/></text:span><text:span text:style-name="T11">cmp r0, r4</text:span></text:p>
            <text:p text:style-name="P9"><text:span text:style-name="T11"><text:s text:c="4"/></text:span><text:span text:style-name="T11">movle r2, #1</text:span></text:p>
            <text:p text:style-name="P9"/>
            <text:p text:style-name="P9"><text:span text:style-name="T11"><text:s text:c="4"/></text:span><text:span text:style-name="T11"># r1 = r1 AND r2</text:span></text:p>
            <text:p text:style-name="P9"><text:span text:style-name="T11"><text:s text:c="4"/></text:span><text:span text:style-name="T11">and r1, r1, r2</text:span></text:p>
            <text:p text:style-name="P9"><text:span text:style-name="T12"><text:s text:c="3"/></text:span><text:span text:style-name="T11"><text:s text:c="2"/></text:span><text:span text:style-name="T11"># r0 contains the logical value of </text:span></text:p>
            <text:p text:style-name="P9"><text:span text:style-name="T11"><text:s text:c="4"/></text:span><text:span text:style-name="T11"># (r0 &gt;= 0x30 &amp;&amp; r0 &lt;= 0x39)</text:span></text:p>
            <text:p text:style-name="P9"><text:span text:style-name="T11"/></text:p>
            <text:p text:style-name="P9"><text:span text:style-name="T11"># If test. If r1 is 1 (true) enter block, otherwise else</text:span></text:p>
            <text:p text:style-name="P9"><text:span text:style-name="T11"><text:s text:c="4"/></text:span><text:span text:style-name="T11">mov r4, #0</text:span></text:p>
            <text:p text:style-name="P9"><text:span text:style-name="T11"><text:s text:c="4"/></text:span><text:span text:style-name="T11">cmp r1, r4</text:span></text:p>
            <text:p text:style-name="P9"><text:span text:style-name="T11"><text:s text:c="4"/></text:span><text:span text:style-name="T11">beq else</text:span></text:p>
            <text:p text:style-name="P9"><text:span text:style-name="T11"><text:s/></text:span></text:p>
          </draw:text-box>
        </draw:frame>
        <draw:frame draw:style-name="gr7" draw:text-style-name="P8" draw:layer="layout" svg:width="8.636cm" svg:height="11.005cm" svg:x="18.288cm" svg:y="4.425cm">
          <draw:text-box>
            <text:p text:style-name="P9"><text:span text:style-name="T11"><text:s text:c="4"/></text:span><text:span text:style-name="T11"># process is a number</text:span></text:p>
            <text:p text:style-name="P9"><text:span text:style-name="T11"><text:s text:c="4"/></text:span><text:span text:style-name="T11">ldr r0, =IsNumber</text:span></text:p>
            <text:p text:style-name="P9"><text:span text:style-name="T11"><text:s text:c="4"/></text:span><text:span text:style-name="T11">bl printf</text:span></text:p>
            <text:p text:style-name="P9"><text:span text:style-name="T11"><text:s text:c="4"/></text:span><text:span text:style-name="T11">b endif</text:span></text:p>
            <text:p text:style-name="P9"><text:span text:style-name="T11">else:</text:span></text:p>
            <text:p text:style-name="P9"><text:span text:style-name="T11"><text:s text:c="4"/></text:span><text:span text:style-name="T11">#process not a number</text:span></text:p>
            <text:p text:style-name="P9"><text:span text:style-name="T11"><text:s text:c="4"/></text:span><text:span text:style-name="T11">ldr r0, =NotNumber</text:span></text:p>
            <text:p text:style-name="P9"><text:span text:style-name="T11"><text:s text:c="4"/></text:span><text:span text:style-name="T11">bl printf</text:span></text:p>
            <text:p text:style-name="P9"/>
            <text:p text:style-name="P9"><text:span text:style-name="T11">endif:</text:span></text:p>
            <text:p text:style-name="P9"/>
            <text:p text:style-name="P9"><text:span text:style-name="T11"># Return to the OS</text:span></text:p>
            <text:p text:style-name="P9"><text:span text:style-name="T11"><text:s text:c="4"/></text:span><text:span text:style-name="T11">ldr lr, [sp, #0]</text:span></text:p>
            <text:p text:style-name="P9"><text:span text:style-name="T11"><text:s text:c="4"/></text:span><text:span text:style-name="T11">add sp, sp, #4</text:span></text:p>
            <text:p text:style-name="P9"><text:span text:style-name="T11"><text:s text:c="4"/></text:span><text:span text:style-name="T11">mov pc, lr</text:span></text:p>
            <text:p text:style-name="P9"><text:span text:style-name="T11">.data</text:span></text:p>
            <text:p text:style-name="P9"><text:span text:style-name="T11"><text:s text:c="4"/></text:span><text:span text:style-name="T11">IsNumber: <text:s/>.asciz "Is a number\n"</text:span></text:p>
            <text:p><text:span text:style-name="T11"><text:s text:c="4"/></text:span><text:span text:style-name="T11">NotNumber: .asciz "Not a number\n"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992cm" svg:height="2.501cm" svg:x="0.999cm" svg:y="1cm" presentation:class="title">
          <draw:text-box>
            <text:p>Consider some if tests</text:p>
          </draw:text-box>
        </draw:frame>
        <draw:frame presentation:style-name="pr5" draw:text-style-name="P1" draw:layer="layout" svg:width="25.492cm" svg:height="13.004cm" svg:x="0.999cm" svg:y="5.501cm" presentation:class="outline">
          <draw:text-box>
            <text:list text:style-name="L3">
              <text:list-item>
                <text:p><text:s/>Check if a character </text:p>
                <text:list>
                  <text:list-item>
                    <text:list>
                      <text:list-item>
                        <text:p>If ( r0 &gt; 0x041 &amp;&amp; r0 &lt; 0x5a) <text:s/>|| (r0 &gt; 0x61 &amp;&amp; r0 &lt; 7a)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992cm" svg:height="2.501cm" svg:x="0.999cm" svg:y="1cm" presentation:class="title">
          <draw:text-box>
            <text:p>Implementing an if-elif-else structure</text:p>
          </draw:text-box>
        </draw:frame>
        <draw:frame presentation:style-name="pr5" draw:text-style-name="P1" draw:layer="layout" svg:width="25.492cm" svg:height="13.004cm" svg:x="0.999cm" svg:y="5.501cm" presentation:class="outline" presentation:user-transformed="true">
          <draw:text-box>
            <text:list text:style-name="L3">
              <text:list-item>
                <text:p><text:s/>If statements in this class will be implemented as an if-elif-else pseudo code structure. <text:s/>It is something like a case statement in Ada (or a C switch-case with each case being able to be a full predicate).</text:p>
              </text:list-item>
              <text:list-item>
                <text:p><text:s/>For this class, implement the structure FIRST, then implement the logic inside the blocks. <text:s/>If you don’t, you will get lost in the logic*, and you will also forget parts of your structure.</text:p>
                <text:p/>
                <text:p>* Studies show that people can only process 7 +/- 2 things before they lost track of items (see https://www.verywellmind.com/what-is-short-term-memory-2795348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992cm" svg:height="2.501cm" svg:x="0.999cm" svg:y="1cm" presentation:class="title">
          <draw:text-box>
            <text:p>If-else-if structure</text:p>
          </draw:text-box>
        </draw:frame>
        <draw:frame draw:style-name="gr8" draw:text-style-name="P8" draw:layer="layout" svg:width="7.112cm" svg:height="10.664cm" svg:x="1.524cm" svg:y="5.846cm">
          <draw:text-box>
            <text:p>if (predicate) {</text:p>
            <text:p><text:s text:c="3"/># if logic</text:p>
            <text:p>}</text:p>
            <text:p>elif_1 (predicate){</text:p>
            <text:p><text:s text:c="3"/># elif_1 logic</text:p>
            <text:p>}</text:p>
            <text:p>…</text:p>
            <text:p>elif_n (predicate){</text:p>
            <text:p><text:s text:c="3"/>#elif_n logic</text:p>
            <text:p>}</text:p>
            <text:p>else {</text:p>
            <text:p><text:s text:c="3"/>#else logic</text:p>
            <text:p>}</text:p>
          </draw:text-box>
        </draw:frame>
        <draw:frame draw:style-name="gr9" draw:text-style-name="P8" draw:layer="layout" svg:width="14.224cm" svg:height="14.669cm" svg:x="12.192cm" svg:y="4.127cm">
          <draw:text-box>
            <text:p>Solve predicate to a logical variable in r4</text:p>
            <text:p>mov r0, #0</text:p>
            <text:p>cmp r4, #0</text:p>
            <text:p>beq elif_1</text:p>
            <text:p><text:s text:c="4"/># if logic</text:p>
            <text:p><text:s text:c="4"/>b endif</text:p>
            <text:p>elif_1:</text:p>
            <text:p><text:span text:style-name="T13"><text:s text:c="4"/></text:span>Solve predicate to a logical variable in r4</text:p>
            <text:p text:style-name="P9"><text:s text:c="4"/>mov r0, #0</text:p>
            <text:p text:style-name="P9"><text:s text:c="4"/>cmp r4, #0</text:p>
            <text:p><text:s text:c="4"/>beq elif_2</text:p>
            <text:p><text:s text:c="4"/># elif_2 logic</text:p>
            <text:p><text:s text:c="4"/>b endif</text:p>
            <text:p>elif_2: … continue for elif to n</text:p>
            <text:p/>
            <text:p>else:</text:p>
            <text:p><text:s text:c="4"/># else logic</text:p>
            <text:p>endif: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992cm" svg:height="2.501cm" svg:x="0.999cm" svg:y="1cm" presentation:class="title">
          <draw:text-box>
            <text:p>Example: Check Grades</text:p>
          </draw:text-box>
        </draw:frame>
        <draw:frame draw:style-name="gr10" draw:text-style-name="P8" draw:layer="layout" svg:width="11.982cm" svg:height="14.534cm" svg:x="2.032cm" svg:y="4.223cm">
          <draw:text-box>
            <text:p><text:span text:style-name="T10"># Pseudo Code</text:span></text:p>
            <text:p><text:span text:style-name="T10"># <text:s text:c="3"/>if (grade &gt;=0 and grade &lt;=10) {</text:span></text:p>
            <text:p><text:span text:style-name="T10"># <text:s text:c="7"/>print("valid grade")</text:span></text:p>
            <text:p><text:span text:style-name="T10"># <text:s text:c="3"/>}</text:span></text:p>
            <text:p><text:span text:style-name="T10"># <text:s text:c="3"/>else {</text:span></text:p>
            <text:p><text:span text:style-name="T10"># <text:s text:c="7"/>print("invalid grade")</text:span></text:p>
            <text:p><text:span text:style-name="T10"># <text:s text:c="3"/>}</text:span></text:p>
            <text:p><text:span text:style-name="T10">#</text:span></text:p>
            <text:p><text:span text:style-name="T10"><text:s text:c="4"/></text:span><text:span text:style-name="T10">.text</text:span></text:p>
            <text:p><text:span text:style-name="T10"><text:s text:c="4"/></text:span><text:span text:style-name="T10">.global main</text:span></text:p>
            <text:p><text:span text:style-name="T10">main:</text:span></text:p>
            <text:p><text:span text:style-name="T10"># Save return to os on stack</text:span></text:p>
            <text:p><text:span text:style-name="T10"><text:s text:c="4"/></text:span><text:span text:style-name="T10">sub sp, sp, #4</text:span></text:p>
            <text:p><text:span text:style-name="T10"><text:s text:c="4"/></text:span><text:span text:style-name="T10">str lr, [sp, #0]</text:span></text:p>
            <text:p><text:span text:style-name="T10"><text:s text:c="4"/></text:span><text:span text:style-name="T10">mov r0, # 92</text:span></text:p>
            <text:p><text:span text:style-name="T10">#check if a grade</text:span></text:p>
            <text:p><text:span text:style-name="T10"><text:s text:c="4"/></text:span><text:span text:style-name="T10"># Logical r1 = (r0 &gt;= 0)</text:span></text:p>
            <text:p><text:span text:style-name="T10"><text:s text:c="4"/></text:span><text:span text:style-name="T10">mov r1, #0</text:span></text:p>
            <text:p><text:span text:style-name="T10"><text:s text:c="4"/></text:span><text:span text:style-name="T10">mov r4, #0</text:span></text:p>
            <text:p><text:span text:style-name="T10"><text:s text:c="4"/></text:span><text:span text:style-name="T10">cmp r0, r4</text:span></text:p>
            <text:p><text:span text:style-name="T10"><text:s text:c="4"/></text:span><text:span text:style-name="T10">movge r1, #1</text:span></text:p>
            <text:p text:style-name="P9"><text:span text:style-name="T10"><text:s text:c="2"/></text:span><text:span text:style-name="T10"># Logical r2 = (r0 &lt;= 100)</text:span></text:p>
            <text:p text:style-name="P9"><text:span text:style-name="T10"><text:s text:c="4"/></text:span><text:span text:style-name="T10">mov r2, #0</text:span></text:p>
            <text:p text:style-name="P9"><text:span text:style-name="T10"><text:s text:c="4"/></text:span><text:span text:style-name="T10">mov r4, #100</text:span></text:p>
            <text:p text:style-name="P9"><text:span text:style-name="T10"><text:s text:c="4"/></text:span><text:span text:style-name="T10">cmp r0, r4</text:span></text:p>
            <text:p text:style-name="P9"><text:span text:style-name="T10"><text:s text:c="4"/></text:span><text:span text:style-name="T10">movle r2, #1</text:span></text:p>
            <text:p><text:span text:style-name="T10"/></text:p>
          </draw:text-box>
        </draw:frame>
        <draw:frame draw:style-name="gr11" draw:text-style-name="P10" draw:layer="layout" svg:width="10.922cm" svg:height="14.967cm" svg:x="13.97cm" svg:y="3.972cm">
          <draw:text-box>
            <text:p text:style-name="P9"><text:span text:style-name="T10"><text:s text:c="2"/></text:span><text:span text:style-name="T9"><text:s/></text:span><text:span text:style-name="T9"># r1 = r1 AND r2</text:span></text:p>
            <text:p text:style-name="P9"><text:span text:style-name="T9"><text:s text:c="4"/></text:span><text:span text:style-name="T9">and r1, r1, r2</text:span></text:p>
            <text:p text:style-name="P9"><text:span text:style-name="T9"><text:s text:c="3"/></text:span></text:p>
            <text:p text:style-name="P9"><text:span text:style-name="T9"><text:s text:c="4"/></text:span><text:span text:style-name="T9"># check if r0 is a valid grade</text:span></text:p>
            <text:p text:style-name="P9"><text:span text:style-name="T9"><text:s text:c="4"/></text:span><text:span text:style-name="T9">mov r4, #0</text:span></text:p>
            <text:p text:style-name="P9"><text:span text:style-name="T9"><text:tab/></text:span><text:span text:style-name="T9">cmp r1, r4</text:span></text:p>
            <text:p text:style-name="P9"><text:span text:style-name="T9"><text:s text:c="4"/></text:span><text:span text:style-name="T9">beq InvalidGrade</text:span></text:p>
            <text:p text:style-name="P9"><text:span text:style-name="T9"><text:s text:c="4"/></text:span></text:p>
            <text:p text:style-name="P9"><text:span text:style-name="T9"><text:s text:c="4"/></text:span><text:span text:style-name="T9"># process is a number</text:span></text:p>
            <text:p text:style-name="P9"><text:span text:style-name="T9"><text:s text:c="4"/></text:span><text:span text:style-name="T9">ldr r0, =IsValid</text:span></text:p>
            <text:p text:style-name="P9"><text:span text:style-name="T9"><text:s text:c="4"/></text:span><text:span text:style-name="T9">bl printf</text:span></text:p>
            <text:p text:style-name="P9"><text:span text:style-name="T9"><text:s text:c="4"/></text:span><text:span text:style-name="T9">b EndGradeCheck</text:span></text:p>
            <text:p text:style-name="P9"/>
            <text:p text:style-name="P9"><text:span text:style-name="T9">InvalidGrade:</text:span></text:p>
            <text:p text:style-name="P9"><text:span text:style-name="T9"><text:s text:c="4"/></text:span><text:span text:style-name="T9">#process not a number</text:span></text:p>
            <text:p text:style-name="P9"><text:span text:style-name="T9"><text:s text:c="4"/></text:span><text:span text:style-name="T9">ldr r0, =Invalid</text:span></text:p>
            <text:p text:style-name="P9"><text:span text:style-name="T9"><text:s text:c="4"/></text:span><text:span text:style-name="T9">bl printf</text:span></text:p>
            <text:p text:style-name="P9"/>
            <text:p text:style-name="P9"><text:span text:style-name="T9">EndGradeCheck:</text:span></text:p>
            <text:p text:style-name="P9"/>
            <text:p text:style-name="P9"><text:span text:style-name="T9"># Return to the OS</text:span></text:p>
            <text:p text:style-name="P9"><text:span text:style-name="T9"><text:s text:c="4"/></text:span><text:span text:style-name="T9">ldr lr, [sp, #0]</text:span></text:p>
            <text:p text:style-name="P9"><text:span text:style-name="T9"><text:s text:c="4"/></text:span><text:span text:style-name="T9">add sp, sp, #4</text:span></text:p>
            <text:p text:style-name="P9"><text:span text:style-name="T9"><text:s text:c="4"/></text:span><text:span text:style-name="T9">mov pc, lr</text:span></text:p>
            <text:p text:style-name="P9"><text:span text:style-name="T9"><text:s/></text:span></text:p>
            <text:p text:style-name="P9"><text:span text:style-name="T9">.data</text:span></text:p>
            <text:p text:style-name="P9"><text:span text:style-name="T9"><text:s text:c="4"/></text:span><text:span text:style-name="T9">IsValid: .asciz "Grade is Valid\n"</text:span></text:p>
            <text:p text:style-name="P9"><text:span text:style-name="T9"><text:s text:c="4"/></text:span><text:span text:style-name="T9">Invalid: .asciz "Grade must be 0 &lt;= grade &lt;= 100\n”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992cm" svg:height="2.501cm" svg:x="0.999cm" svg:y="1cm" presentation:class="title">
          <draw:text-box>
            <text:p>Plan merging</text:p>
          </draw:text-box>
        </draw:frame>
        <draw:frame presentation:style-name="pr5" draw:text-style-name="P1" draw:layer="layout" svg:width="25.492cm" svg:height="13.004cm" svg:x="0.999cm" svg:y="5.501cm" presentation:class="outline">
          <draw:text-box>
            <text:list text:style-name="L3">
              <text:list-item>
                <text:p><text:s/>In this module, programs are implemented by merging structures into a larger structures</text:p>
              </text:list-item>
              <text:list-item>
                <text:p><text:s/>In this case we want to print a grade (A, B, C, F) based on valid grades. <text:s/>To do this we merge two plans:</text:p>
                <text:list>
                  <text:list-item>
                    <text:p><text:s/>Check grade</text:p>
                  </text:list-item>
                  <text:list-item>
                    <text:p><text:s/>Print grade if valid</text:p>
                  </text:list-item>
                </text:list>
              </text:list-item>
              <text:list-item>
                <text:p><text:s/>Put in place the check grade plan.</text:p>
              </text:list-item>
              <text:list-item>
                <text:p><text:s/>Inside the valid grade plan put the print grade plan.</text:p>
              </text:list-item>
              <text:list-item>
                <text:p>This is outlined in the following code. <text:s/>Put the plans in place before filling in the block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992cm" svg:height="2.501cm" svg:x="0.999cm" svg:y="1cm" presentation:class="title">
          <draw:text-box>
            <text:p>Loops</text:p>
          </draw:text-box>
        </draw:frame>
        <draw:frame presentation:style-name="pr5" draw:text-style-name="P1" draw:layer="layout" svg:width="25.492cm" svg:height="13.004cm" svg:x="0.999cm" svg:y="5.501cm" presentation:class="outline">
          <draw:text-box>
            <text:list text:style-name="L3">
              <text:list-item>
                <text:p><text:s/>For this module loops will have the same structure:</text:p>
                <text:list>
                  <text:list-item>
                    <text:list>
                      <text:list-item>
                        <text:p text:style-name="P11">Initialization</text:p>
                      </text:list-item>
                      <text:list-item>
                        <text:p>StartLoopLabel:</text:p>
                      </text:list-item>
                      <text:list-item>
                        <text:p><text:s text:c="4"/>Check predicate – Bran EndLoopLabel if true</text:p>
                      </text:list-item>
                      <text:list-item>
                        <text:p><text:s text:c="4"/>Process iteration</text:p>
                      </text:list-item>
                      <text:list-item>
                        <text:p><text:s text:c="4"/>Next item</text:p>
                      </text:list-item>
                      <text:list-item>
                        <text:p><text:s text:c="4"/>Branch StartLoopLabel</text:p>
                      </text:list-item>
                      <text:list-item>
                        <text:p>EndLoopLabel:</text:p>
                      </text:list-item>
                    </text:list>
                  </text:list-item>
                </text:list>
              </text:list-item>
              <text:list-item>
                <text:p><text:s/>Two types of loops will be looked at</text:p>
                <text:list>
                  <text:list-item>
                    <text:p><text:s/>Counter controlled loops (normally using a for structure)</text:p>
                  </text:list-item>
                  <text:list-item>
                    <text:p>Sentinel controlled loops (normally using a while structur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992cm" svg:height="2.501cm" svg:x="0.999cm" svg:y="1cm" presentation:class="title" presentation:placeholder="true">
          <draw:text-box/>
        </draw:frame>
        <draw:frame presentation:style-name="pr5" draw:text-style-name="P1" draw:layer="layout" svg:width="25.492cm" svg:height="6.691cm" svg:x="0.999cm" svg:y="5.501cm" presentation:class="outline" presentation:user-transformed="true">
          <draw:text-box>
            <text:list text:style-name="L3">
              <text:list-item>
                <text:p><text:s/>A counter control (for) loop consists of the following parts:</text:p>
                <text:list>
                  <text:list-item>
                    <text:list>
                      <text:list-item>
                        <text:p>for (int j = 0; <text:s text:c="22"/>j &lt; 10; <text:s text:c="33"/>j++)</text:p>
                      </text:list-item>
                      <text:list-item>
                        <text:p><text:s text:c="8"/>Initialization <text:s text:c="12"/>check predicate <text:s text:c="12"/>next item</text:p>
                      </text:list-item>
                    </text:list>
                  </text:list-item>
                </text:list>
              </text:list-item>
              <text:list-item>
                <text:p><text:s/>The for loop already implements the structure I have described, so it just has to be translated into assembly</text:p>
              </text:list-item>
            </text:list>
          </draw:text-box>
        </draw:frame>
        <draw:frame draw:style-name="gr12" draw:text-style-name="P8" draw:layer="layout" svg:width="10.414cm" svg:height="6.659cm" svg:x="2.032cm" svg:y="11.938cm">
          <draw:text-box>
            <text:p>mov r4, 0 <text:s text:c="12"/>@initialization</text:p>
            <text:p>startLoop:</text:p>
            <text:p><text:s text:c="4"/>cmp r4, r5 <text:s text:c="7"/>@check predicate</text:p>
            <text:p><text:s text:c="4"/>bge endLoop</text:p>
            <text:p><text:s text:c="4"/># loop logic</text:p>
            <text:p><text:s text:c="4"/>add r4, r4, #1 <text:s text:c="8"/>@next item</text:p>
            <text:p><text:s text:c="4"/>b startLoop</text:p>
            <text:p>endLoop: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992cm" svg:height="2.501cm" svg:x="0.762cm" svg:y="1.309cm" presentation:class="title" presentation:user-transformed="true">
          <draw:text-box>
            <text:p>Average Plan</text:p>
          </draw:text-box>
        </draw:frame>
        <draw:frame presentation:style-name="pr5" draw:text-style-name="P1" draw:layer="layout" svg:width="25.492cm" svg:height="2.373cm" svg:x="0.999cm" svg:y="5.501cm" presentation:class="outline" presentation:user-transformed="true">
          <draw:text-box>
            <text:list text:style-name="L3">
              <text:list-item>
                <text:p><text:s/>A larger plan, a summation plan, can be built on top of a counter loop.</text:p>
              </text:list-item>
            </text:list>
          </draw:text-box>
        </draw:frame>
        <draw:frame draw:style-name="gr13" draw:text-style-name="P8" draw:layer="layout" svg:width="16.256cm" svg:height="10.732cm" svg:x="2.032cm" svg:y="8.162cm">
          <draw:text-box>
            <text:p><text:span text:style-name="T14">#initialize </text:span></text:p>
            <text:p><text:span text:style-name="T14">mov r5, 0 <text:s text:c="2"/>@ total</text:span></text:p>
            <text:p><text:span text:style-name="T14">mov r6, 10 @ loop limit</text:span></text:p>
            <text:p><text:span text:style-name="T14">mov r4, 0 <text:s text:c="2"/>@ counter</text:span></text:p>
            <text:p/>
            <text:p><text:span text:style-name="T14">StartLoop:</text:span></text:p>
            <text:p><text:span text:style-name="T14"><text:s text:c="4"/></text:span><text:span text:style-name="T14">#check predicate</text:span></text:p>
            <text:p><text:span text:style-name="T14"><text:s text:c="4"/></text:span><text:span text:style-name="T14">cmp r4, r6</text:span></text:p>
            <text:p><text:span text:style-name="T14"><text:s text:c="4"/></text:span><text:span text:style-name="T14">bgt endLoop</text:span></text:p>
            <text:p/>
            <text:p><text:span text:style-name="T14"><text:s text:c="5"/></text:span><text:span text:style-name="T14">add <text:s/>r5, r5, r4</text:span></text:p>
            <text:p><text:span text:style-name="T15"/></text:p>
            <text:p><text:span text:style-name="T16"><text:s text:c="4"/></text:span><text:span text:style-name="T16">#next item</text:span></text:p>
            <text:p><text:span text:style-name="T14"><text:s text:c="6"/></text:span><text:span text:style-name="T14">add r4, r4, 1</text:span></text:p>
            <text:p><text:span text:style-name="T14"><text:s text:c="5"/></text:span><text:span text:style-name="T14">b StartLoop</text:span></text:p>
            <text:p><text:span text:style-name="T14">EndLoop</text:span><text:span text:style-name="T15">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992cm" svg:height="2.501cm" svg:x="0.999cm" svg:y="1cm" presentation:class="title">
          <draw:text-box>
            <text:p>Sentinel Control Loop</text:p>
          </draw:text-box>
        </draw:frame>
        <draw:frame draw:style-name="gr14" draw:text-style-name="P8" draw:layer="layout" svg:width="7.366cm" svg:height="11.836cm" svg:x="1.27cm" svg:y="4.42cm">
          <draw:text-box>
            <text:p><text:span text:style-name="T15"># get initial value</text:span></text:p>
            <text:p><text:span text:style-name="T15"><text:s text:c="4"/></text:span><text:span text:style-name="T15">ldr r0, =prompt1</text:span></text:p>
            <text:p><text:span text:style-name="T15"><text:s text:c="4"/></text:span><text:span text:style-name="T15">bl printf</text:span></text:p>
            <text:p><text:span text:style-name="T15"><text:s text:c="4"/></text:span><text:span text:style-name="T15">ldr r0, =readInt</text:span></text:p>
            <text:p><text:span text:style-name="T15"><text:s text:c="4"/></text:span><text:span text:style-name="T15">ldr r1, =num1</text:span></text:p>
            <text:p><text:span text:style-name="T15"><text:s text:c="4"/></text:span><text:span text:style-name="T15">bl scanf</text:span></text:p>
            <text:p/>
            <text:p><text:span text:style-name="T15">StartLoop:</text:span></text:p>
            <text:p><text:span text:style-name="T15">#check predicate</text:span></text:p>
            <text:p><text:span text:style-name="T15"><text:s text:c="4"/></text:span><text:span text:style-name="T15">ldr r0, =num1</text:span></text:p>
            <text:p><text:span text:style-name="T15"><text:s text:c="4"/></text:span><text:span text:style-name="T15">ldr r0, [r0, #0]</text:span></text:p>
            <text:p><text:span text:style-name="T15"><text:s text:c="4"/></text:span><text:span text:style-name="T15">mov r1, -1</text:span></text:p>
            <text:p><text:span text:style-name="T15"><text:s text:c="4"/></text:span><text:span text:style-name="T15">cmp r0, r1</text:span></text:p>
            <text:p><text:span text:style-name="T15"><text:s text:c="4"/></text:span><text:span text:style-name="T15">be EndLoop</text:span></text:p>
            <text:p/>
            <text:p><text:span text:style-name="T15"><text:s text:c="5"/></text:span><text:span text:style-name="T15">#loop contents</text:span></text:p>
            <text:p><text:span text:style-name="T15"><text:s text:c="4"/></text:span></text:p>
          </draw:text-box>
        </draw:frame>
        <draw:frame draw:style-name="gr15" draw:text-style-name="P12" draw:layer="layout" svg:width="10.967cm" svg:height="9.561cm" svg:x="12.909cm" svg:y="5.08cm">
          <draw:text-box>
            <text:p><text:span text:style-name="T15"># get nextitem and branch back</text:span></text:p>
            <text:p><text:span text:style-name="T15"><text:s text:c="4"/></text:span><text:span text:style-name="T15">ldr r0, =prompt1</text:span></text:p>
            <text:p><text:span text:style-name="T15"><text:s text:c="4"/></text:span><text:span text:style-name="T15">bl printf</text:span></text:p>
            <text:p><text:span text:style-name="T15"><text:s text:c="4"/></text:span><text:span text:style-name="T15">ldr r0, =readInt</text:span></text:p>
            <text:p><text:span text:style-name="T15"><text:s text:c="4"/></text:span><text:span text:style-name="T15">ldr r1, =num1</text:span></text:p>
            <text:p><text:span text:style-name="T15"><text:s text:c="4"/></text:span><text:span text:style-name="T15">bl scan</text:span></text:p>
            <text:p><text:span text:style-name="T15"/></text:p>
            <text:p><text:span text:style-name="T15"><text:s text:c="4"/></text:span><text:span text:style-name="T15">b StartLoop</text:span></text:p>
            <text:p><text:span text:style-name="T15">EndLoop</text:span></text:p>
            <text:p><text:span text:style-name="T15"/></text:p>
            <text:p><text:span text:style-name="T15">.data</text:span></text:p>
            <text:p><text:span text:style-name="T15"><text:s text:c="4"/></text:span><text:span text:style-name="T15">Prompt1: <text:s/>.asciz “\nEnter a value, -1 to end”</text:span></text:p>
            <text:p><text:span text:style-name="T15"><text:s text:c="4"/></text:span><text:span text:style-name="T15">readInt: .asciz “%d”</text:span></text:p>
            <text:p><text:span text:style-name="T15"><text:s text:c="4"/></text:span><text:span text:style-name="T15">num1: .word 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992cm" svg:height="2.501cm" svg:x="0.999cm" svg:y="1cm" presentation:class="title">
          <draw:text-box>
            <text:p>Example of putting it all together</text:p>
          </draw:text-box>
        </draw:frame>
        <draw:frame presentation:style-name="pr5" draw:text-style-name="P1" draw:layer="layout" svg:width="25.492cm" svg:height="13.004cm" svg:x="0.999cm" svg:y="5.501cm" presentation:class="outline">
          <draw:text-box>
            <text:list text:style-name="L3">
              <text:list-item>
                <text:p><text:s/>Write a program to read 5 students names. <text:s/>For each student, read grades for that student until a “-1” is entered. <text:s/>The grades must be between 0 and 100, otherwise print an error message. <text:s/>Calculate an average of those grades, print a grade for the student, and then continue to the next student until all grades have been enter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5.992cm" svg:height="2.501cm" svg:x="0.999cm" svg:y="1cm" presentation:class="title">
          <draw:text-box>
            <text:p>Write pseudo code to solve the problem</text:p>
          </draw:text-box>
        </draw:frame>
        <draw:frame draw:style-name="gr16" draw:text-style-name="P13" draw:layer="layout" svg:width="22.352cm" svg:height="15.083cm" svg:x="2.286cm" svg:y="4.13cm">
          <draw:text-box>
            <text:p><text:span text:style-name="T14"># <text:s text:c="3"/>push lr</text:span></text:p>
            <text:p><text:span text:style-name="T14">#</text:span></text:p>
            <text:p><text:span text:style-name="T14"># <text:s text:c="3"/>-- Loop for each student until numStudents--</text:span></text:p>
            <text:p><text:span text:style-name="T14"># <text:s text:c="3"/>for eachStudent:</text:span></text:p>
            <text:p><text:span text:style-name="T14"># <text:s text:c="6"/>prompt for and read student name</text:span></text:p>
            <text:p><text:span text:style-name="T14"># <text:s text:c="6"/></text:span></text:p>
            <text:p><text:span text:style-name="T14"># <text:s text:c="6"/>--Get average of grades--</text:span></text:p>
            <text:p><text:span text:style-name="T14"># <text:s text:c="6"/>--Get total of grades --</text:span></text:p>
            <text:p><text:span text:style-name="T14"># <text:s text:c="6"/>initialize total, numGrades = 0</text:span></text:p>
            <text:p><text:span text:style-name="T14"># <text:s text:c="6"/>--Loop grades</text:span></text:p>
            <text:p><text:span text:style-name="T14"># <text:s text:c="6"/>prompt for and read grade <text:s text:c="2"/>--initialization</text:span></text:p>
            <text:p><text:span text:style-name="T14"># <text:s text:c="6"/>for eachGrade until -1 is entered --predicate check</text:span></text:p>
            <text:p><text:span text:style-name="T14"># <text:s text:c="10"/>if grade is valid</text:span></text:p>
            <text:p><text:span text:style-name="T14"># <text:s text:c="14"/>total = total + grade</text:span></text:p>
            <text:p><text:span text:style-name="T14"># <text:s text:c="14"/>numGrade = numGrade + 1</text:span></text:p>
            <text:p><text:span text:style-name="T14"># <text:s text:c="10"/>else</text:span></text:p>
            <text:p><text:span text:style-name="T14"># <text:s text:c="14"/>print Invalid grade</text:span></text:p>
            <text:p><text:span text:style-name="T14"># <text:s text:c="10"/>prompt for and read grade --- next</text:span></text:p>
            <text:p><text:span text:style-name="T14"># <text:s text:c="6"/>end eachGrade</text:span></text:p>
            <text:p><text:span text:style-name="T14"># <text:s text:c="6"/>average = total / numGrade</text:span></text:p>
            <text:p><text:span text:style-name="T14"># <text:s text:c="6"/>print Student name and average</text:span></text:p>
            <text:p><text:span text:style-name="T14">#</text:span></text:p>
            <text:p><text:span text:style-name="T14"># <text:s text:c="3"/>end eachStudent</text:span></text:p>
            <text:p><text:span text:style-name="T14"># <text:s text:c="3"/>pop lr and retur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5.992cm" svg:height="2.501cm" svg:x="1.016cm" svg:y="1.055cm" presentation:class="title" presentation:user-transformed="true">
          <draw:text-box>
            <text:p>Implement each plan as a block, outside-2-in</text:p>
          </draw:text-box>
        </draw:frame>
        <draw:frame presentation:style-name="pr5" draw:layer="layout" svg:width="25.492cm" svg:height="13.004cm" svg:x="0.999cm" svg:y="5.501cm" presentation:class="outline">
          <draw:text-box>
            <text:list text:style-name="L3">
              <text:list-item>
                <text:p><text:s/>See GradeBook_1.s, GradeBook_2.s, and the final produc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2" svg:font-family="'Source Sans Pro Black'" style:font-adornments="黒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Source Sans Pro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1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>
        <text:list-style style:name="Alizarin-backgroundobjects">
          <text:list-level-style-bullet text:level="1" text:bullet-char="">
            <style:list-level-properties/>
            <style:text-properties fo:font-family="OpenSymbol" style:font-style-name="Regular" style:font-charset="x-symbol" style:use-window-font-color="true" fo:font-size="45%"/>
          </text:list-level-style-bullet>
          <text:list-level-style-bullet text:level="2" text:bullet-char="">
            <style:list-level-properties text:space-before="0.8cm"/>
            <style:text-properties fo:font-family="OpenSymbol" style:font-style-name="Regular" style:font-charset="x-symbol" style:use-window-font-color="true" fo:font-size="75%"/>
          </text:list-level-style-bullet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style:text-autospace="none" style:punctuation-wrap="simple" style:writing-mode="lr-tb">
        <style:tab-stops/>
      </style:paragraph-properties>
      <style:text-properties fo:color="#ffffff" style:font-name="Source Sans Pro Black1" fo:font-family="'Source Sans Pro Black'" style:font-style-name="黒" style:font-family-generic="swiss" style:font-pitch="variable" fo:font-size="18pt" fo:font-weight="900" style:letter-kerning="true" fo:hyphenate="fals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bullet text:level="1" text:bullet-char="">
            <style:list-level-properties/>
            <style:text-properties fo:font-family="OpenSymbol" style:font-style-name="Regular" style:font-charset="x-symbol" style:use-window-font-color="true" fo:font-size="45%"/>
          </text:list-level-style-bullet>
          <text:list-level-style-bullet text:level="2" text:bullet-char="">
            <style:list-level-properties text:space-before="0.8cm"/>
            <style:text-properties fo:font-family="OpenSymbol" style:font-style-name="Regular" style:font-charset="x-symbol" style:use-window-font-color="true" fo:font-size="75%"/>
          </text:list-level-style-bullet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 fo:hyphenate="false"/>
    </style:style>
    <style:style style:name="Alizarin-outline2" style:family="presentation" style:parent-style-name="Alizarin-outline1">
      <style:paragraph-properties fo:margin-left="0cm" fo:margin-right="0cm" fo:margin-top="0cm" fo:margin-bottom="0.398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1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7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style style:name="Alizarin_5f_-background" style:display-name="Alizarin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_5f_-backgroundobjects" style:display-name="Alizarin_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>
        <text:list-style style:name="Alizarin_5f_-backgroundobjects" style:display-name="Alizarin_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">
            <style:list-level-properties text:space-before="0.6cm" text:min-label-width="0.6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style:text-autospace="none" style:punctuation-wrap="simple" style:writing-mode="lr-tb">
        <style:tab-stops/>
      </style:paragraph-properties>
      <style:text-properties fo:color="#ffffff" style:font-name="Source Sans Pro Black1" fo:font-family="'Source Sans Pro Black'" style:font-style-name="黒" style:font-family-generic="swiss" style:font-pitch="variable" fo:font-size="18pt" fo:font-weight="900" style:letter-kerning="true" fo:hyphenate="false"/>
    </style:style>
    <style:style style:name="Alizarin_5f_-notes" style:display-name="Alizari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Alizarin_5f_-outline1" style:display-name="Alizarin_-outline1" style:family="presentation">
      <style:graphic-properties draw:stroke="none" draw:fill="none" draw:auto-grow-height="false" draw:fit-to-size="shrink-to-fit" style:shrink-to-fit="true">
        <text:list-style style:name="Alizarin_5f_-outline1" style:display-name="Alizarin_-outline1">
          <text:list-level-style-bullet text:level="1" text:bullet-char="">
            <style:list-level-properties/>
            <style:text-properties fo:font-family="OpenSymbol" style:font-style-name="Regular" style:font-charset="x-symbol" style:use-window-font-color="true" fo:font-size="45%"/>
          </text:list-level-style-bullet>
          <text:list-level-style-bullet text:level="2" text:bullet-char="">
            <style:list-level-properties text:space-before="0.8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3" text:bullet-char="">
            <style:list-level-properties text:space-before="1.6cm"/>
            <style:text-properties fo:font-family="OpenSymbol" style:font-style-name="Regular" style:font-charset="x-symbol" style:use-window-font-color="true" fo:font-size="45%"/>
          </text:list-level-style-bullet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 fo:hyphenate="false"/>
    </style:style>
    <style:style style:name="Alizarin_5f_-outline2" style:display-name="Alizarin_-outline2" style:family="presentation" style:parent-style-name="Alizarin_5f_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_5f_-outline3" style:display-name="Alizarin_-outline3" style:family="presentation" style:parent-style-name="Alizarin_5f_-outline2">
      <style:paragraph-properties fo:margin-left="0cm" fo:margin-right="0cm" fo:margin-top="0cm" fo:margin-bottom="0.3cm" fo:text-indent="0cm"/>
      <style:text-properties fo:font-size="18pt"/>
    </style:style>
    <style:style style:name="Alizarin_5f_-outline4" style:display-name="Alizarin_-outline4" style:family="presentation" style:parent-style-name="Alizarin_5f_-outline3">
      <style:paragraph-properties fo:margin-left="0cm" fo:margin-right="0cm" fo:margin-top="0cm" fo:margin-bottom="0.2cm" fo:text-indent="0cm"/>
      <style:text-properties fo:font-size="16pt"/>
    </style:style>
    <style:style style:name="Alizarin_5f_-outline5" style:display-name="Alizarin_-outline5" style:family="presentation" style:parent-style-name="Alizarin_5f_-outline4">
      <style:paragraph-properties fo:margin-left="0cm" fo:margin-right="0cm" fo:margin-top="0cm" fo:margin-bottom="0.1cm" fo:text-indent="0cm"/>
      <style:text-properties fo:font-size="16pt"/>
    </style:style>
    <style:style style:name="Alizarin_5f_-outline6" style:display-name="Alizarin_-outline6" style:family="presentation" style:parent-style-name="Alizarin_5f_-outline5">
      <style:paragraph-properties fo:margin-left="0cm" fo:margin-right="0cm" fo:margin-top="0cm" fo:margin-bottom="0.1cm" fo:text-indent="0cm"/>
      <style:text-properties fo:font-size="16pt"/>
    </style:style>
    <style:style style:name="Alizarin_5f_-outline7" style:display-name="Alizarin_-outline7" style:family="presentation" style:parent-style-name="Alizarin_5f_-outline6">
      <style:paragraph-properties fo:margin-left="0cm" fo:margin-right="0cm" fo:margin-top="0cm" fo:margin-bottom="0.1cm" fo:text-indent="0cm"/>
      <style:text-properties fo:font-size="16pt"/>
    </style:style>
    <style:style style:name="Alizarin_5f_-outline8" style:display-name="Alizarin_-outline8" style:family="presentation" style:parent-style-name="Alizarin_5f_-outline7">
      <style:paragraph-properties fo:margin-left="0cm" fo:margin-right="0cm" fo:margin-top="0cm" fo:margin-bottom="0.1cm" fo:text-indent="0cm"/>
      <style:text-properties fo:font-size="20pt"/>
    </style:style>
    <style:style style:name="Alizarin_5f_-outline9" style:display-name="Alizarin_-outline9" style:family="presentation" style:parent-style-name="Alizarin_5f_-outline8">
      <style:paragraph-properties fo:margin-left="0cm" fo:margin-right="0cm" fo:margin-top="0cm" fo:margin-bottom="0.1cm" fo:text-indent="0cm"/>
      <style:text-properties fo:font-size="20pt"/>
    </style:style>
    <style:style style:name="Alizarin_5f_-subtitle" style:display-name="Alizarin_-subtitle" style:family="presentation">
      <style:graphic-properties draw:stroke="none" draw:fill="none" draw:textarea-horizontal-align="justify" draw:textarea-vertical-align="top" draw:auto-grow-height="false">
        <text:list-style style:name="Alizarin_5f_-subtitle" style:display-name="Alizarin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_5f_-title" style:display-name="Alizarin_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_5f_-title" style:display-name="Alizari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251cm" fo:min-width="26.491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01cm" fo:min-width="26.991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6.998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7.994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Alizarin_5f_-backgroundobjects">
      <style:graphic-properties draw:stroke="none" draw:fill="solid" draw:fill-color="#e74c3c" draw:textarea-vertical-align="middle" draw:auto-grow-height="false" fo:min-height="3.501cm" fo:min-width="26.991cm"/>
    </style:style>
    <style:style style:name="Mpr16" style:family="presentation" style:parent-style-name="Alizarin_5f_-backgroundobjects">
      <style:graphic-properties draw:stroke="none" draw:fill="solid" draw:fill-color="#e74c3c" draw:textarea-vertical-align="middle" draw:auto-grow-height="false" fo:min-height="1.5cm" fo:min-width="6.998cm"/>
    </style:style>
    <style:style style:name="Mpr17" style:family="presentation" style:parent-style-name="Alizarin_5f_-backgroundobjects">
      <style:graphic-properties draw:stroke="none" draw:fill="solid" draw:fill-color="#bdc3c7" draw:textarea-vertical-align="middle" draw:auto-grow-height="false" fo:min-height="1.5cm" fo:min-width="17.994cm"/>
    </style:style>
    <style:style style:name="Mpr18" style:family="presentation" style:parent-style-name="Alizarin_5f_-backgroundobjects">
      <style:graphic-properties draw:stroke="none" draw:fill-color="#f44336" draw:textarea-vertical-align="middle" draw:auto-grow-height="false" fo:min-height="1.5cm" fo:min-width="1.5cm"/>
    </style:style>
    <style:style style:name="Mpr19" style:family="presentation" style:parent-style-name="Alizarin_5f_-backgroundobjects">
      <style:graphic-properties draw:textarea-vertical-align="middle" draw:auto-grow-height="false" fo:min-height="1.449cm"/>
      <style:paragraph-properties style:writing-mode="lr-tb"/>
    </style:style>
    <style:style style:name="Mpr20" style:family="presentation" style:parent-style-name="Alizarin_5f_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21" style:family="presentation" style:parent-style-name="Alizarin_5f_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22" style:family="presentation" style:parent-style-name="Alizarin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3" style:family="presentation" style:parent-style-name="Alizarin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style:writing-mode="lr-tb"/>
      <style:text-properties fo:font-size="14pt"/>
    </style:style>
    <style:style style:name="MP15" style:family="paragraph">
      <loext:graphic-properties draw:fill="none" draw:fill-color="#ffffff"/>
      <style:paragraph-properties style:writing-mode="lr-tb"/>
      <style:text-properties fo:font-size="14pt"/>
    </style:style>
    <style:style style:name="MP16" style:family="paragraph">
      <style:paragraph-properties fo:text-align="end" style:writing-mode="lr-tb"/>
      <style:text-properties fo:font-size="14pt"/>
    </style:style>
    <style:style style:name="MP17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18" style:family="paragraph">
      <style:paragraph-properties fo:text-align="start" style:writing-mode="lr-tb"/>
    </style:style>
    <style:style style:name="MP19" style:family="paragraph">
      <loext:graphic-properties draw:fill="none"/>
      <style:paragraph-properties fo:text-align="start" style:writing-mode="lr-tb"/>
    </style:style>
    <style:style style:name="MP20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">
        <style:list-level-properties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">
        <style:list-level-properties text:space-before="0.8cm"/>
        <style:text-properties fo:font-family="OpenSymbol" style:font-style-name="Regular" style:font-charset="x-symbol" style:use-window-font-color="true" fo:font-size="75%"/>
      </text:list-level-style-bullet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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6.991cm" svg:height="3.501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6.998cm" svg:height="1.5cm" svg:x="20.993cm" svg:y="19.005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7.994cm" svg:height="1.5cm" svg:x="2.499cm" svg:y="19.005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499cm" svg:y="19.00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5.992cm" svg:height="2.501cm" svg:x="0.999cm" svg:y="1cm" presentation:class="title" presentation:placeholder="true">
        <draw:text-box/>
      </draw:frame>
      <draw:frame presentation:style-name="Alizarin-outline1" draw:layer="backgroundobjects" svg:width="25.492cm" svg:height="13.004cm" svg:x="0.999cm" svg:y="5.501cm" presentation:class="outline" presentation:placeholder="true">
        <draw:text-box/>
      </draw:frame>
      <draw:frame presentation:style-name="Mpr5" draw:text-style-name="MP10" draw:layer="backgroundobjects" svg:width="6.498cm" svg:height="1.449cm" svg:x="20.993cm" svg:y="19.005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8.997cm" svg:height="1.5cm" svg:x="2.999cm" svg:y="19.005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499cm" svg:y="19.005cm" presentation:class="page-number">
        <draw:text-box>
          <text:p text:style-name="MP11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8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9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9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6.991cm" svg:height="3.501cm" svg:x="0cm" svg:y="8.752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5.992cm" svg:height="2.501cm" svg:x="0.999cm" svg:y="9.252cm" presentation:class="title" presentation:placeholder="true">
        <draw:text-box/>
      </draw:frame>
      <draw:frame presentation:style-name="Alizarin0-outline1" draw:layer="backgroundobjects" svg:width="25.492cm" svg:height="7.002cm" svg:x="1.499cm" svg:y="13.003cm" presentation:class="outline" presentation:placeholder="true">
        <draw:text-box/>
      </draw:frame>
      <draw:frame presentation:style-name="Mpr10" draw:text-style-name="MP19" draw:layer="backgroundobjects" svg:width="6.498cm" svg:height="1.5cm" svg:x="20.993cm" svg:y="19.005cm" presentation:class="date-time">
        <draw:text-box>
          <text:p text:style-name="MP18"><presentation:date-time/></text:p>
        </draw:text-box>
      </draw:frame>
      <draw:frame presentation:style-name="Mpr11" draw:text-style-name="MP12" draw:layer="backgroundobjects" svg:width="8.997cm" svg:height="1.5cm" svg:x="2.999cm" svg:y="19.005cm" presentation:class="footer">
        <draw:text-box>
          <text:p text:style-name="MP11"><presentation:footer/></text:p>
        </draw:text-box>
      </draw:frame>
      <draw:frame presentation:style-name="Mpr12" draw:text-style-name="MP20" draw:layer="backgroundobjects" svg:width="1.5cm" svg:height="1.5cm" svg:x="0.499cm" svg:y="19.005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13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14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14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ber&gt;</text:page-number></text:span></text:p>
          </draw:text-box>
        </draw:frame>
      </presentation:notes>
    </style:master-page>
    <style:master-page style:name="Alizarin_5f_" style:display-name="Alizarin_" style:page-layout-name="PM1" draw:style-name="Mdp1">
      <draw:custom-shape presentation:style-name="Mpr15" draw:text-style-name="MP5" draw:layer="backgroundobjects" svg:width="26.991cm" svg:height="3.501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16" draw:text-style-name="MP6" draw:layer="backgroundobjects" svg:width="6.998cm" svg:height="1.5cm" svg:x="20.993cm" svg:y="19.005cm">
        <text:p/>
        <draw:enhanced-geometry svg:viewBox="0 0 21600 21600" draw:type="rectangle" draw:enhanced-path="M 0 0 L 21600 0 21600 21600 0 21600 0 0 Z N"/>
      </draw:custom-shape>
      <draw:custom-shape presentation:style-name="Mpr17" draw:text-style-name="MP7" draw:layer="backgroundobjects" svg:width="17.994cm" svg:height="1.5cm" svg:x="2.499cm" svg:y="19.005cm">
        <text:p/>
        <draw:enhanced-geometry svg:viewBox="0 0 21600 21600" draw:type="rectangle" draw:enhanced-path="M 0 0 L 21600 0 21600 21600 0 21600 0 0 Z N"/>
      </draw:custom-shape>
      <draw:custom-shape presentation:style-name="Mpr18" draw:text-style-name="MP8" draw:layer="backgroundobjects" svg:width="1.5cm" svg:height="1.5cm" svg:x="0.499cm" svg:y="19.005cm">
        <text:p/>
        <draw:enhanced-geometry svg:viewBox="0 0 21600 21600" draw:type="rectangle" draw:enhanced-path="M 0 0 L 21600 0 21600 21600 0 21600 0 0 Z N"/>
      </draw:custom-shape>
      <draw:frame presentation:style-name="Alizarin_5f_-title" draw:layer="backgroundobjects" svg:width="25.992cm" svg:height="2.501cm" svg:x="0.999cm" svg:y="1cm" presentation:class="title" presentation:placeholder="true">
        <draw:text-box/>
      </draw:frame>
      <draw:frame presentation:style-name="Alizarin_5f_-outline1" draw:layer="backgroundobjects" svg:width="25.492cm" svg:height="13.004cm" svg:x="0.999cm" svg:y="5.501cm" presentation:class="outline" presentation:placeholder="true">
        <draw:text-box/>
      </draw:frame>
      <draw:frame presentation:style-name="Mpr19" draw:text-style-name="MP10" draw:layer="backgroundobjects" svg:width="6.498cm" svg:height="1.449cm" svg:x="20.993cm" svg:y="19.005cm" presentation:class="date-time">
        <draw:text-box>
          <text:p text:style-name="MP9"><presentation:date-time/></text:p>
        </draw:text-box>
      </draw:frame>
      <draw:frame presentation:style-name="Mpr20" draw:text-style-name="MP12" draw:layer="backgroundobjects" svg:width="8.997cm" svg:height="1.5cm" svg:x="2.999cm" svg:y="19.005cm" presentation:class="footer">
        <draw:text-box>
          <text:p text:style-name="MP11"><presentation:footer/></text:p>
        </draw:text-box>
      </draw:frame>
      <draw:frame presentation:style-name="Mpr21" draw:text-style-name="MP13" draw:layer="backgroundobjects" svg:width="1.5cm" svg:height="1.5cm" svg:x="0.499cm" svg:y="19.005cm" presentation:class="page-number">
        <draw:text-box>
          <text:p text:style-name="MP11"><text:page-number>&lt;number&gt;</text:page-number></text:p>
        </draw:text-box>
      </draw:frame>
      <presentation:notes style:page-layout-name="PM2">
        <draw:page-thumbnail presentation:style-name="Alizarin_5f_-title" draw:layer="backgroundobjects" svg:width="14.848cm" svg:height="11.136cm" svg:x="3.075cm" svg:y="2.257cm" presentation:class="page"/>
        <draw:frame presentation:style-name="Alizarin_5f_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22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23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23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7-17T10:39:25.735000000</meta:creation-date>
    <meta:editing-duration>P1DT1H50M21S</meta:editing-duration>
    <meta:editing-cycles>59</meta:editing-cycles>
    <meta:generator>LibreOffice/6.3.5.2$Windows_X86_64 LibreOffice_project/dd0751754f11728f69b42ee2af66670068624673</meta:generator>
    <dc:title>Alizarin</dc:title>
    <dc:date>2020-08-29T17:09:03.246000000</dc:date>
    <meta:document-statistic meta:object-count="197"/>
  </office:meta>
</office:document-meta>
</file>